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a9cf" officeooo:paragraph-rsid="001fa9cf"/>
    </style:style>
    <style:style style:name="P2" style:family="paragraph" style:parent-style-name="Standard">
      <style:text-properties officeooo:rsid="001fa9cf" officeooo:paragraph-rsid="001fa9cf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* along with this program; if not, write to the Free Software</text:p>
      <text:p text:style-name="P1"><text:s/>* Foundation, Inc., 51 Franklin Street, Fifth Floor, Boston, MA <text:s/>02110-1301, USA.</text:p>
      <text:p text:style-name="P1"><text:s/>*/</text:p>
      <text:p text:style-name="P1"/>
      <text:p text:style-name="P2">#include &lt;stdio.h&gt;</text:p>
      <text:p text:style-name="P2">#include &lt;stdlib.h&gt;</text:p>
      <text:p text:style-name="P2">#include &lt;stddef.h&gt;</text:p>
      <text:p text:style-name="P2">#include &lt;sys/stat.h&gt;</text:p>
      <text:p text:style-name="P2">#include &lt;sys/types.h&gt;</text:p>
      <text:p text:style-name="P2">#include &lt;sys/time.h&gt;</text:p>
      <text:p text:style-name="P2">#include &lt;sys/file.h&gt;</text:p>
      <text:p text:style-name="P2">#include &lt;sys/wait.h&gt;</text:p>
      <text:p text:style-name="P2">#include &lt;stdint.h&gt;</text:p>
      <text:p text:style-name="P2">#include &lt;unistd.h&gt;</text:p>
      <text:p text:style-name="P2">#include &lt;pthread.h&gt;</text:p>
      <text:p text:style-name="P2">#include &lt;syslog.h&gt;</text:p>
      <text:p text:style-name="P2">#include &lt;errno.h&gt;</text:p>
      <text:p text:style-name="P2">#include &lt;string.h&gt;</text:p>
      <text:p text:style-name="P2">#include &lt;assert.h&gt;</text:p>
      <text:p text:style-name="P2">#include &lt;dirent.h&gt;</text:p>
      <text:p text:style-name="P2">#include &lt;curl/curl.h&gt;</text:p>
      <text:p text:style-name="P2">#include &lt;string&gt;</text:p>
      <text:p text:style-name="P2">#include &lt;iostream&gt;</text:p>
      <text:p text:style-name="P2">#include &lt;sstream&gt;</text:p>
      <text:p text:style-name="P2">#include &lt;map&gt;</text:p>
      <text:p text:style-name="P2">#include &lt;list&gt;</text:p>
      <text:p text:style-name="P2">#include &lt;vector&gt;</text:p>
      <text:p text:style-name="P2">#include &lt;openssl/rc4.h&gt;</text:p>
      <text:p text:style-name="P2">#include &lt;openssl/crypto.h&gt;</text:p>
      <text:p text:style-name="P2">#include &lt;fstream&gt;</text:p>
      <text:p text:style-name="P2"/>
      <text:p text:style-name="P2">#include "common.h"</text:p>
      <text:p text:style-name="P2">#include "fdcache.h"</text:p>
      <text:p text:style-name="P2">#include "s3fs.h"</text:p>
      <text:p text:style-name="P2">#include "s3fs_util.h"</text:p>
      <text:p text:style-name="P2">#include "string_util.h"</text:p>
      <text:p text:style-name="P2">#include "curl.h"</text:p>
      <text:p text:style-name="P2">#include "myRC4/md5.h"</text:p>
      <text:p text:style-name="P2">//#include "myRC4/standalone.cpp"</text:p>
      <text:p text:style-name="P2">//#include "openssl/rc4_enc.c"</text:p>
      <text:p text:style-name="P2">//#include "openssl/rc4_skey.c"</text:p>
      <text:p text:style-name="P2">using namespace std;</text:p>
      <text:p text:style-name="P2"/>
      <text:p text:style-name="P2">//------------------------------------------------</text:p>
      <text:p text:style-name="P2">// Symbols</text:p>
      <text:p text:style-name="P2">//------------------------------------------------</text:p>
      <text:p text:style-name="P2">static const int MAX_MULTIPART_CNT = 10 * 1000; <text:s/>// S3 multipart max count</text:p>
      <text:p text:style-name="P2"/>
      <text:p text:style-name="P2">//</text:p>
      <text:p text:style-name="P2"><text:soft-page-break/>// For cache directory top path</text:p>
      <text:p text:style-name="P2">//</text:p>
      <text:p text:style-name="P2">#if defined(P_tmpdir)</text:p>
      <text:p text:style-name="P2">#define TMPFILE_DIR_0PATH <text:s text:c="2"/>P_tmpdir</text:p>
      <text:p text:style-name="P2">#else</text:p>
      <text:p text:style-name="P2">#define TMPFILE_DIR_0PATH <text:s text:c="2"/>"/tmp"</text:p>
      <text:p text:style-name="P2">#endif</text:p>
      <text:p text:style-name="P2"/>
      <text:p text:style-name="P2">//------------------------------------------------</text:p>
      <text:p text:style-name="P2">// CacheFileStat class methods</text:p>
      <text:p text:style-name="P2">//------------------------------------------------</text:p>
      <text:p text:style-name="P2">//my code</text:p>
      <text:p text:style-name="P2">//MY RC4 KEY//</text:p>
      <text:p text:style-name="P2">//#define KEY "potroast"</text:p>
      <text:p text:style-name="P2">//#define KEY_LENGTH (sizeof(KEY)-1)</text:p>
      <text:p text:style-name="P2">//my code//////////////////////////////////////////////////////</text:p>
      <text:p text:style-name="P2">void encrypt (int fd)// another char *bytes?</text:p>
      <text:p text:style-name="P2">{</text:p>
      <text:p text:style-name="P2"><text:tab/>//string pass;</text:p>
      <text:p text:style-name="P2"><text:tab/>//cout&lt;&lt; " enter password: " &lt;&lt;endl;</text:p>
      <text:p text:style-name="P2"><text:tab/>//cin &gt;&gt; pass;</text:p>
      <text:p text:style-name="P2"><text:tab/>string rc4key = "potroast";// key to type in openssl command</text:p>
      <text:p text:style-name="P2"><text:tab/>int length = rc4key.length();</text:p>
      <text:p text:style-name="P2"><text:tab/>int size;</text:p>
      <text:p text:style-name="P2"><text:tab/>//const int fdSize = 4096;</text:p>
      <text:p text:style-name="P2"><text:tab/>//char buffer[fdSize];</text:p>
      <text:p text:style-name="P2"><text:tab/>//reading from file</text:p>
      <text:p text:style-name="P2"><text:tab/>size = lseek (fd,0, SEEK_END);// size of file</text:p>
      <text:p text:style-name="P2"><text:tab/>unsigned char* infile = (unsigned char*) malloc(size+1);// char* for file being encrypted/decrypted</text:p>
      <text:p text:style-name="P2"><text:tab/>memset(infile,0,size+1);//allocate memory</text:p>
      <text:p text:style-name="P2"><text:tab/>lseek(fd,0, SEEK_SET);</text:p>
      <text:p text:style-name="P2"><text:tab/>//ssize_t count;</text:p>
      <text:p text:style-name="P2"><text:tab/>//read(fd,infile, size);</text:p>
      <text:p text:style-name="P2"><text:tab/>read(fd,infile, size);// read input file</text:p>
      <text:p text:style-name="P2"><text:tab/></text:p>
      <text:p text:style-name="P2"><text:tab/>unsigned char* md5key =(unsigned char*) malloc(length);// md5 to work with openssl</text:p>
      <text:p text:style-name="P2"><text:tab/>MD5((const unsigned char *) rc4key.c_str(),length, md5key);</text:p>
      <text:p text:style-name="P2"><text:tab/>RC4_KEY key;</text:p>
      <text:p text:style-name="P2"><text:tab/>unsigned char* outfile = (unsigned char*) malloc(size+1);// char* for output file</text:p>
      <text:p text:style-name="P2"><text:tab/>memset(outfile,0,size+1);</text:p>
      <text:p text:style-name="P2"><text:tab/>RC4_set_key(&amp;key, length,md5key);</text:p>
      <text:p text:style-name="P2"><text:tab/>RC4(&amp;key, size,infile, outfile);</text:p>
      <text:p text:style-name="P2"><text:tab/>lseek(fd, 0, SEEK_SET);</text:p>
      <text:p text:style-name="P2"><text:tab/>write(fd, outfile,size); // write to file</text:p>
      <text:p text:style-name="P2"><text:tab/>free(outfile);// free memory</text:p>
      <text:p text:style-name="P2"><text:tab/>free(infile);</text:p>
      <text:p text:style-name="P2"><text:tab/>free(md5key);</text:p>
      <text:p text:style-name="P2"><text:tab/></text:p>
      <text:p text:style-name="P2"><text:soft-page-break/><text:tab/></text:p>
      <text:p text:style-name="P2">}</text:p>
      <text:p text:style-name="P1">//////////////////////////////////////////////////////////////////</text:p>
      <text:p text:style-name="P1">bool CacheFileStat::MakeCacheFileStatPath(const char* path, string&amp; sfile_path, bool is_create_dir)</text:p>
      <text:p text:style-name="P1">{</text:p>
      <text:p text:style-name="P1"><text:s text:c="2"/>// make stat dir top path( "/&lt;cache_dir&gt;/.&lt;bucket_name&gt;.stat" )</text:p>
      <text:p text:style-name="P1"><text:s text:c="2"/>string top_path = FdManager::GetCacheDir();</text:p>
      <text:p text:style-name="P1"><text:s text:c="2"/>top_path <text:s text:c="6"/>+= "/.";</text:p>
      <text:p text:style-name="P1"><text:s text:c="2"/>top_path <text:s text:c="6"/>+= bucket;</text:p>
      <text:p text:style-name="P1"><text:s text:c="2"/>top_path <text:s text:c="6"/>+= ".stat";</text:p>
      <text:p text:style-name="P1"/>
      <text:p text:style-name="P1"><text:s text:c="2"/>if(is_create_dir){</text:p>
      <text:p text:style-name="P1"><text:s text:c="4"/>int result;</text:p>
      <text:p text:style-name="P1"><text:s text:c="4"/>if(0 != (result = mkdirp(top_path + mydirname(path), 0777))){</text:p>
      <text:p text:style-name="P1"><text:s text:c="6"/>S3FS_PRN_ERR("failed to create dir(%s) by errno(%d).", path, result);</text:p>
      <text:p text:style-name="P1"><text:s text:c="6"/>return false;</text:p>
      <text:p text:style-name="P1"><text:s text:c="4"/>}</text:p>
      <text:p text:style-name="P1"><text:s text:c="2"/>}</text:p>
      <text:p text:style-name="P1"><text:s text:c="2"/>if(!path || '\0' == path[0]){</text:p>
      <text:p text:style-name="P1"><text:s text:c="4"/>sfile_path = top_path;</text:p>
      <text:p text:style-name="P1"><text:s text:c="2"/>}else{</text:p>
      <text:p text:style-name="P1"><text:s text:c="4"/>sfile_path = top_path + SAFESTRPTR(path);</text:p>
      <text:p text:style-name="P1"><text:s text:c="2"/>}</text:p>
      <text:p text:style-name="P1"><text:s text:c="2"/>return true;</text:p>
      <text:p text:style-name="P1">}</text:p>
      <text:p text:style-name="P1"/>
      <text:p text:style-name="P1">bool CacheFileStat::CheckCacheFileStatTopDir(void)</text:p>
      <text:p text:style-name="P1">{</text:p>
      <text:p text:style-name="P1"><text:s text:c="2"/>if(!FdManager::IsCacheDir()){</text:p>
      <text:p text:style-name="P1"><text:s text:c="4"/>return true;</text:p>
      <text:p text:style-name="P1"><text:s text:c="2"/>}</text:p>
      <text:p text:style-name="P1"><text:s text:c="2"/>// make stat dir top path( "/&lt;cache_dir&gt;/.&lt;bucket_name&gt;.stat" )</text:p>
      <text:p text:style-name="P1"><text:s text:c="2"/>string top_path = FdManager::GetCacheDir();</text:p>
      <text:p text:style-name="P1"><text:s text:c="2"/>top_path <text:s text:c="6"/>+= "/.";</text:p>
      <text:p text:style-name="P1"><text:s text:c="2"/>top_path <text:s text:c="6"/>+= bucket;</text:p>
      <text:p text:style-name="P1"><text:s text:c="2"/>top_path <text:s text:c="6"/>+= ".stat";</text:p>
      <text:p text:style-name="P1"/>
      <text:p text:style-name="P1"><text:s text:c="2"/>return check_exist_dir_permission(top_path.c_str());</text:p>
      <text:p text:style-name="P1">}</text:p>
      <text:p text:style-name="P1"/>
      <text:p text:style-name="P1">bool CacheFileStat::DeleteCacheFileStat(const char* path)</text:p>
      <text:p text:style-name="P1">{</text:p>
      <text:p text:style-name="P1"><text:s text:c="2"/>if(!path || '\0' == path[0]){</text:p>
      <text:p text:style-name="P1"><text:s text:c="4"/>return false;</text:p>
      <text:p text:style-name="P1"><text:s text:c="2"/>}</text:p>
      <text:p text:style-name="P1"/>
      <text:p text:style-name="P1">{</text:p>
      <text:p text:style-name="P1"><text:s text:c="2"/>size_t now_size = Size();</text:p>
      <text:p text:style-name="P1"/>
      <text:p text:style-name="P1"><text:soft-page-break/><text:s text:c="2"/>if(now_size &lt;= static_cast&lt;size_t&gt;(start)){</text:p>
      <text:p text:style-name="P1"><text:s text:c="4"/>if(now_size &lt; static_cast&lt;size_t&gt;(start)){</text:p>
      <text:p text:style-name="P1"><text:s text:c="6"/>// add</text:p>
      <text:p text:style-name="P1"><text:s text:c="6"/>Resize(static_cast&lt;size_t&gt;(start), false);</text:p>
      <text:p text:style-name="P1"><text:s text:c="4"/>}</text:p>
      <text:p text:style-name="P1"><text:s text:c="4"/>Resize(static_cast&lt;size_t&gt;(start + size), is_loaded);</text:p>
      <text:p text:style-name="P1"/>
      <text:p text:style-name="P1"><text:s text:c="2"/>}else if(now_size &lt;= static_cast&lt;size_t&gt;(start + size)){</text:p>
      <text:p text:style-name="P1"><text:s text:c="4"/>// cut</text:p>
      <text:p text:style-name="P1"><text:s text:c="4"/>Resize(static_cast&lt;size_t&gt;(start), false);</text:p>
      <text:p text:style-name="P1"><text:s text:c="4"/>// add</text:p>
      <text:p text:style-name="P1"><text:s text:c="4"/>Resize(static_cast&lt;size_t&gt;(start + size), is_loaded);</text:p>
      <text:p text:style-name="P1"/>
      <text:p text:style-name="P1"><text:s text:c="2"/>}else{</text:p>
      <text:p text:style-name="P1"><text:s text:c="4"/>// start-size are inner pages area</text:p>
      <text:p text:style-name="P1"><text:s text:c="4"/>// parse "start", and "start + size" position</text:p>
      <text:p text:style-name="P1"><text:s text:c="4"/>Parse(start);</text:p>
      <text:p text:style-name="P1"><text:s text:c="4"/>Parse(start + size);</text:p>
      <text:p text:style-name="P1"/>
      <text:p text:style-name="P1"><text:s text:c="4"/>// set loaded flag</text:p>
      <text:p text:style-name="P1"><text:s text:c="4"/>for(fdpage_list_t::iterator iter = pages.begin(); iter != pages.end(); ++iter){</text:p>
      <text:p text:style-name="P1"><text:s text:c="6"/>if((*iter)-&gt;end() &lt; start){</text:p>
      <text:p text:style-name="P1"><text:s text:c="8"/>continue;</text:p>
      <text:p text:style-name="P1"><text:s text:c="6"/>}else if(static_cast&lt;off_t&gt;(start + size) &lt;= (*iter)-&gt;offset){</text:p>
      <text:p text:style-name="P1"><text:s text:c="8"/>break;</text:p>
      <text:p text:style-name="P1"><text:s text:c="6"/>}else{</text:p>
      <text:p text:style-name="P1"><text:s text:c="8"/>(*iter)-&gt;loaded = is_loaded;</text:p>
      <text:p text:style-name="P1"><text:s text:c="6"/>}</text:p>
      <text:p text:style-name="P1"><text:s text:c="4"/>}</text:p>
      <text:p text:style-name="P1"><text:s text:c="2"/>}</text:p>
      <text:p text:style-name="P1"><text:s text:c="2"/>// compress area</text:p>
      <text:p text:style-name="P1"><text:s text:c="2"/>return (is_compress ? Compress() : true);</text:p>
      <text:p text:style-name="P1">}</text:p>
      <text:p text:style-name="P1"/>
      <text:p text:style-name="P1">bool PageList::FindUnloadedPage(off_t start, off_t&amp; resstart, size_t&amp; ressize) const</text:p>
      <text:p text:style-name="P1">{</text:p>
      <text:p text:style-name="P1"><text:s text:c="2"/>for(fdpage_list_t::const_iterator iter = pages.begin(); iter != pages.end(); ++iter){</text:p>
      <text:p text:style-name="P1"><text:s text:c="4"/>if(start &lt;= (*iter)-&gt;end()){</text:p>
      <text:p text:style-name="P1"><text:s text:c="6"/>if(!(*iter)-&gt;loaded){</text:p>
      <text:p text:style-name="P1"><text:s text:c="8"/>resstart = (*iter)-&gt;offset;</text:p>
      <text:p text:style-name="P1"><text:s text:c="8"/>ressize <text:s/>= (*iter)-&gt;bytes;</text:p>
      <text:p text:style-name="P1"><text:s text:c="8"/>return true;</text:p>
      <text:p text:style-name="P1"><text:s text:c="6"/>}</text:p>
      <text:p text:style-name="P1"><text:s text:c="4"/>}</text:p>
      <text:p text:style-name="P1"><text:s text:c="2"/>}</text:p>
      <text:p text:style-name="P1"><text:s text:c="2"/>return false;</text:p>
      <text:p text:style-name="P1">}</text:p>
      <text:p text:style-name="P1"/>
      <text:p text:style-name="P1">size_t PageList::GetTotalUnloadedPageSize(off_t start, size_t size) const</text:p>
      <text:p text:style-name="P1"><text:soft-page-break/>{</text:p>
      <text:p text:style-name="P1"><text:s text:c="2"/>size_t restsize = 0;</text:p>
      <text:p text:style-name="P1"><text:s text:c="2"/>off_t <text:s/>next <text:s text:c="4"/>= static_cast&lt;off_t&gt;(start + size);</text:p>
      <text:p text:style-name="P1"><text:s text:c="2"/>for(fdpage_list_t::const_iterator iter = pages.begin(); iter != pages.end(); ++iter){</text:p>
      <text:p text:style-name="P1"><text:s text:c="4"/>if((*iter)-&gt;next() &lt;= start){</text:p>
      <text:p text:style-name="P1"><text:s text:c="6"/>continue;</text:p>
      <text:p text:style-name="P1"><text:s text:c="4"/>}</text:p>
      <text:p text:style-name="P1"><text:s text:c="4"/>if(next &lt;= (*iter)-&gt;offset){</text:p>
      <text:p text:style-name="P1"><text:s text:c="6"/>break;</text:p>
      <text:p text:style-name="P1"><text:s text:c="4"/>}</text:p>
      <text:p text:style-name="P1"><text:s text:c="4"/>if((*iter)-&gt;loaded){</text:p>
      <text:p text:style-name="P1"><text:s text:c="6"/>continue;</text:p>
      <text:p text:style-name="P1"><text:s text:c="4"/>}</text:p>
      <text:p text:style-name="P1"><text:s text:c="4"/>size_t tmpsize;</text:p>
      <text:p text:style-name="P1"><text:s text:c="4"/>if((*iter)-&gt;offset &lt;= start){</text:p>
      <text:p text:style-name="P1"><text:s text:c="6"/>if((*iter)-&gt;next() &lt;= next){</text:p>
      <text:p text:style-name="P1"><text:s text:c="8"/>tmpsize = static_cast&lt;size_t&gt;((*iter)-&gt;next() - start);</text:p>
      <text:p text:style-name="P1"><text:s text:c="6"/>}else{</text:p>
      <text:p text:style-name="P1"><text:s text:c="8"/>tmpsize = static_cast&lt;size_t&gt;(next - start); <text:s text:c="24"/>// = size</text:p>
      <text:p text:style-name="P1"><text:s text:c="6"/>}</text:p>
      <text:p text:style-name="P1"><text:s text:c="4"/>}else{</text:p>
      <text:p text:style-name="P1"><text:s text:c="6"/>if((*iter)-&gt;next() &lt;= next){</text:p>
      <text:p text:style-name="P1"><text:s text:c="8"/>tmpsize = static_cast&lt;size_t&gt;((*iter)-&gt;next() - (*iter)-&gt;offset); <text:s text:c="2"/>// = (*iter)-&gt;bytes</text:p>
      <text:p text:style-name="P1"><text:s text:c="6"/>}else{</text:p>
      <text:p text:style-name="P1"><text:s text:c="8"/>tmpsize = static_cast&lt;size_t&gt;(next - (*iter)-&gt;offset);</text:p>
      <text:p text:style-name="P1"><text:s text:c="6"/>}</text:p>
      <text:p text:style-name="P1"><text:s text:c="4"/>}</text:p>
      <text:p text:style-name="P1"><text:s text:c="4"/>restsize += tmpsize;</text:p>
      <text:p text:style-name="P1"><text:s text:c="2"/>}</text:p>
      <text:p text:style-name="P1"><text:s text:c="2"/>return restsize;</text:p>
      <text:p text:style-name="P1">}</text:p>
      <text:p text:style-name="P1"/>
      <text:p text:style-name="P1">int PageList::GetUnloadedPages(fdpage_list_t&amp; unloaded_list, off_t start, size_t size) const</text:p>
      <text:p text:style-name="P1">{</text:p>
      <text:p text:style-name="P1"><text:s text:c="2"/>// If size is 0, it means loading to end.</text:p>
      <text:p text:style-name="P1"><text:s text:c="2"/>if(0 == size){</text:p>
      <text:p text:style-name="P1"><text:s text:c="4"/>if(static_cast&lt;size_t&gt;(start) &lt; Size()){</text:p>
      <text:p text:style-name="P1"><text:s text:c="6"/>size = static_cast&lt;size_t&gt;(Size() - start);</text:p>
      <text:p text:style-name="P1"><text:s text:c="4"/>}</text:p>
      <text:p text:style-name="P1"><text:s text:c="2"/>}</text:p>
      <text:p text:style-name="P1"><text:s text:c="2"/>off_t next = static_cast&lt;off_t&gt;(start + size);</text:p>
      <text:p text:style-name="P1"/>
      <text:p text:style-name="P1"><text:s text:c="2"/>for(fdpage_list_t::const_iterator iter = pages.begin(); iter != pages.end(); ++iter){</text:p>
      <text:p text:style-name="P1"><text:s text:c="4"/>if((*iter)-&gt;next() &lt;= start){</text:p>
      <text:p text:style-name="P1"><text:s text:c="6"/>continue;</text:p>
      <text:p text:style-name="P1"><text:s text:c="4"/>}</text:p>
      <text:p text:style-name="P1"><text:s text:c="4"/>if(next &lt;= (*iter)-&gt;offset){</text:p>
      <text:p text:style-name="P1"><text:s text:c="6"/>break;</text:p>
      <text:p text:style-name="P1"><text:s text:c="4"/>}</text:p>
      <text:p text:style-name="P1"><text:soft-page-break/><text:s text:c="4"/>if((*iter)-&gt;loaded){</text:p>
      <text:p text:style-name="P1"><text:s text:c="6"/>continue; // already loaded</text:p>
      <text:p text:style-name="P1"><text:s text:c="4"/>}</text:p>
      <text:p text:style-name="P1"/>
      <text:p text:style-name="P1"><text:s text:c="4"/>// page area</text:p>
      <text:p text:style-name="P1"><text:s text:c="4"/>off_t <text:s/>page_start = max((*iter)-&gt;offset, start);</text:p>
      <text:p text:style-name="P1"><text:s text:c="4"/>off_t <text:s/>page_next <text:s/>= min((*iter)-&gt;next(), next);</text:p>
      <text:p text:style-name="P1"><text:s text:c="4"/>size_t page_size <text:s/>= static_cast&lt;size_t&gt;(page_next - page_start);</text:p>
      <text:p text:style-name="P1"/>
      <text:p text:style-name="P1"><text:s text:c="4"/>// add list</text:p>
      <text:p text:style-name="P1"><text:s text:c="4"/>fdpage_list_t::reverse_iterator riter = unloaded_list.rbegin();</text:p>
      <text:p text:style-name="P1"><text:s text:c="4"/>if(riter != unloaded_list.rend() &amp;&amp; (*riter)-&gt;next() == page_start){</text:p>
      <text:p text:style-name="P1"><text:s text:c="6"/>// merge to before page</text:p>
      <text:p text:style-name="P1"><text:s text:c="6"/>(*riter)-&gt;bytes += page_size;</text:p>
      <text:p text:style-name="P1"><text:s text:c="4"/>}else{</text:p>
      <text:p text:style-name="P1"><text:s text:c="6"/>fdpage* page = new fdpage(page_start, page_size, false);</text:p>
      <text:p text:style-name="P1"><text:s text:c="6"/>unloaded_list.push_back(page);</text:p>
      <text:p text:style-name="P1"><text:s text:c="4"/>}</text:p>
      <text:p text:style-name="P1"><text:s text:c="2"/>}</text:p>
      <text:p text:style-name="P1"><text:s text:c="2"/>return unloaded_list.size();</text:p>
      <text:p text:style-name="P1">}</text:p>
      <text:p text:style-name="P1"/>
      <text:p text:style-name="P1">bool PageList::Serialize(CacheFileStat&amp; file, bool is_output)</text:p>
      <text:p text:style-name="P1">{</text:p>
      <text:p text:style-name="P1"><text:s text:c="2"/>if(!file.Open()){</text:p>
      <text:p text:style-name="P1"><text:s text:c="4"/>return false;</text:p>
      <text:p text:style-name="P1"><text:s text:c="2"/>}</text:p>
      <text:p text:style-name="P1"><text:s text:c="2"/>if(is_output){</text:p>
      <text:p text:style-name="P1"><text:s text:c="4"/>//</text:p>
      <text:p text:style-name="P1"><text:s text:c="4"/>// put to file</text:p>
      <text:p text:style-name="P1"><text:s text:c="4"/>//</text:p>
      <text:p text:style-name="P1"><text:s text:c="4"/>stringstream ssall;</text:p>
      <text:p text:style-name="P1"><text:s text:c="4"/>ssall &lt;&lt; Size();</text:p>
      <text:p text:style-name="P1"/>
      <text:p text:style-name="P1"><text:s text:c="4"/>for(fdpage_list_t::iterator iter = pages.begin(); iter != pages.end(); ++iter){</text:p>
      <text:p text:style-name="P1"><text:s text:c="6"/>ssall &lt;&lt; "\n" &lt;&lt; (*iter)-&gt;offset &lt;&lt; ":" &lt;&lt; (*iter)-&gt;bytes &lt;&lt; ":" &lt;&lt; ((*iter)-&gt;loaded ? "1" : "0");</text:p>
      <text:p text:style-name="P1"><text:s text:c="4"/>}</text:p>
      <text:p text:style-name="P1"/>
      <text:p text:style-name="P1"><text:s text:c="4"/>string strall = ssall.str();</text:p>
      <text:p text:style-name="P1"><text:s text:c="4"/>if(0 &gt;= pwrite(file.GetFd(), strall.c_str(), strall.length(), 0)){</text:p>
      <text:p text:style-name="P1"><text:s text:c="6"/>S3FS_PRN_ERR("failed to write stats(%d)", errno);</text:p>
      <text:p text:style-name="P1"><text:s text:c="6"/>return false;</text:p>
      <text:p text:style-name="P1"><text:s text:c="4"/>}</text:p>
      <text:p text:style-name="P1"/>
      <text:p text:style-name="P1"><text:s text:c="2"/>}else{</text:p>
      <text:p text:style-name="P1"><text:s text:c="4"/>//</text:p>
      <text:p text:style-name="P1"><text:s text:c="4"/>// loading from file</text:p>
      <text:p text:style-name="P1"><text:s text:c="4"/>//</text:p>
      <text:p text:style-name="P1"><text:s text:c="4"/>struct stat st;</text:p>
      <text:p text:style-name="P1"><text:soft-page-break/><text:s text:c="4"/>memset(&amp;st, 0, sizeof(struct stat));</text:p>
      <text:p text:style-name="P1"><text:s text:c="4"/>if(-1 == fstat(file.GetFd(), &amp;st)){</text:p>
      <text:p text:style-name="P1"><text:s text:c="6"/>S3FS_PRN_ERR("fstat is failed. errno(%d)", errno);</text:p>
      <text:p text:style-name="P1"><text:s text:c="6"/>return false;</text:p>
      <text:p text:style-name="P1"><text:s text:c="4"/>}</text:p>
      <text:p text:style-name="P1"><text:s text:c="4"/>if(0 &gt;= st.st_size){</text:p>
      <text:p text:style-name="P1"><text:s text:c="6"/>// nothing</text:p>
      <text:p text:style-name="P1"><text:s text:c="6"/>Init(0, false);</text:p>
      <text:p text:style-name="P1"><text:s text:c="6"/>return true;</text:p>
      <text:p text:style-name="P1"><text:s text:c="4"/>}</text:p>
      <text:p text:style-name="P1"><text:s text:c="4"/>char* ptmp;</text:p>
      <text:p text:style-name="P1"><text:s text:c="4"/>if(NULL == (ptmp = (char*)calloc(st.st_size + 1, sizeof(char)))){</text:p>
      <text:p text:style-name="P1"><text:s text:c="6"/>S3FS_PRN_CRIT("could not allocate memory.");</text:p>
      <text:p text:style-name="P1"><text:s text:c="6"/>S3FS_FUSE_EXIT();</text:p>
      <text:p text:style-name="P1"><text:s text:c="6"/>return false;</text:p>
      <text:p text:style-name="P1"><text:s text:c="4"/>}</text:p>
      <text:p text:style-name="P1"><text:s text:c="4"/>// read from file</text:p>
      <text:p text:style-name="P1"><text:s text:c="4"/>if(0 &gt;= pread(file.GetFd(), ptmp, st.st_size, 0)){</text:p>
      <text:p text:style-name="P1"><text:s text:c="6"/>S3FS_PRN_ERR("failed to read stats(%d)", errno);</text:p>
      <text:p text:style-name="P1"><text:s text:c="6"/>free(ptmp);</text:p>
      <text:p text:style-name="P1"><text:s text:c="6"/>return false;</text:p>
      <text:p text:style-name="P1"><text:s text:c="4"/>}</text:p>
      <text:p text:style-name="P1"><text:s text:c="4"/>string <text:s text:c="6"/>oneline;</text:p>
      <text:p text:style-name="P1"><text:s text:c="4"/>stringstream ssall(ptmp);</text:p>
      <text:p text:style-name="P1"/>
      <text:p text:style-name="P1"><text:s text:c="4"/>// loaded</text:p>
      <text:p text:style-name="P1"><text:s text:c="4"/>Clear();</text:p>
      <text:p text:style-name="P1"/>
      <text:p text:style-name="P1"><text:s text:c="4"/>// load(size)</text:p>
      <text:p text:style-name="P1"><text:s text:c="4"/>if(!getline(ssall, oneline, '\n')){</text:p>
      <text:p text:style-name="P1"><text:s text:c="6"/>S3FS_PRN_ERR("failed to parse stats.");</text:p>
      <text:p text:style-name="P1"><text:s text:c="6"/>free(ptmp);</text:p>
      <text:p text:style-name="P1"><text:s text:c="6"/>return false;</text:p>
      <text:p text:style-name="P1"><text:s text:c="4"/>}</text:p>
      <text:p text:style-name="P1"><text:s text:c="4"/>size_t total = s3fs_strtoofft(oneline.c_str());</text:p>
      <text:p text:style-name="P1"/>
      <text:p text:style-name="P1"><text:s text:c="4"/>// load each part</text:p>
      <text:p text:style-name="P1"><text:s text:c="4"/>bool is_err = false;</text:p>
      <text:p text:style-name="P1"><text:s text:c="4"/>while(getline(ssall, oneline, '\n')){</text:p>
      <text:p text:style-name="P1"><text:s text:c="6"/>string <text:s text:c="6"/>part;</text:p>
      <text:p text:style-name="P1"><text:s text:c="6"/>stringstream ssparts(oneline);</text:p>
      <text:p text:style-name="P1"><text:s text:c="6"/>// offset</text:p>
      <text:p text:style-name="P1"><text:s text:c="6"/>if(!getline(ssparts, part, ':')){</text:p>
      <text:p text:style-name="P1"><text:s text:c="8"/>is_err = true;</text:p>
      <text:p text:style-name="P1"><text:s text:c="8"/>break;</text:p>
      <text:p text:style-name="P1"><text:s text:c="6"/>}</text:p>
      <text:p text:style-name="P1"><text:s text:c="6"/>off_t offset = s3fs_strtoofft(part.c_str());</text:p>
      <text:p text:style-name="P1"><text:s text:c="6"/>// size</text:p>
      <text:p text:style-name="P1"><text:s text:c="6"/>if(!getline(ssparts, part, ':')){</text:p>
      <text:p text:style-name="P1"><text:soft-page-break/><text:s text:c="8"/>is_err = true;</text:p>
      <text:p text:style-name="P1"><text:s text:c="8"/>break;</text:p>
      <text:p text:style-name="P1"><text:s text:c="6"/>}</text:p>
      <text:p text:style-name="P1"><text:s text:c="6"/>off_t size = s3fs_strtoofft(part.c_str());</text:p>
      <text:p text:style-name="P1"><text:s text:c="6"/>// loaded</text:p>
      <text:p text:style-name="P1"><text:s text:c="6"/>if(!getline(ssparts, part, ':')){</text:p>
      <text:p text:style-name="P1"><text:s text:c="8"/>is_err = true;</text:p>
      <text:p text:style-name="P1"><text:s text:c="8"/>break;</text:p>
      <text:p text:style-name="P1"><text:s text:c="6"/>}</text:p>
      <text:p text:style-name="P1"><text:s text:c="6"/>bool is_loaded = (1 == s3fs_strtoofft(part.c_str()) ? true : false);</text:p>
      <text:p text:style-name="P1"><text:s text:c="6"/>// add new area</text:p>
      <text:p text:style-name="P1"><text:s text:c="6"/>SetPageLoadedStatus(offset, size, is_loaded);</text:p>
      <text:p text:style-name="P1"><text:s text:c="4"/>}</text:p>
      <text:p text:style-name="P1"><text:s text:c="4"/>free(ptmp);</text:p>
      <text:p text:style-name="P1"><text:s text:c="4"/>if(is_err){</text:p>
      <text:p text:style-name="P1"><text:s text:c="6"/>S3FS_PRN_ERR("failed to parse stats.");</text:p>
      <text:p text:style-name="P1"><text:s text:c="6"/>Clear();</text:p>
      <text:p text:style-name="P1"><text:s text:c="6"/>return false;</text:p>
      <text:p text:style-name="P1"><text:s text:c="4"/>}</text:p>
      <text:p text:style-name="P1"/>
      <text:p text:style-name="P1"><text:s text:c="4"/>// check size</text:p>
      <text:p text:style-name="P1"><text:s text:c="4"/>if(total != Size()){</text:p>
      <text:p text:style-name="P1"><text:s text:c="6"/>S3FS_PRN_ERR("different size(%jd - %jd).", (intmax_t)total, (intmax_t)Size());</text:p>
      <text:p text:style-name="P1"><text:s text:c="6"/>Clear();</text:p>
      <text:p text:style-name="P1"><text:s text:c="6"/>return false;</text:p>
      <text:p text:style-name="P1"><text:s text:c="4"/>}</text:p>
      <text:p text:style-name="P1"><text:s text:c="2"/>}</text:p>
      <text:p text:style-name="P1"><text:s text:c="2"/>return true;</text:p>
      <text:p text:style-name="P1">}</text:p>
      <text:p text:style-name="P1"/>
      <text:p text:style-name="P1">void PageList::Dump(void)</text:p>
      <text:p text:style-name="P1">{</text:p>
      <text:p text:style-name="P1"><text:s text:c="2"/>int cnt = 0;</text:p>
      <text:p text:style-name="P1"/>
      <text:p text:style-name="P1"><text:s text:c="2"/>S3FS_PRN_DBG("pages = {");</text:p>
      <text:p text:style-name="P1"><text:s text:c="2"/>for(fdpage_list_t::iterator iter = pages.begin(); iter != pages.end(); ++iter, ++cnt){</text:p>
      <text:p text:style-name="P1"><text:s text:c="4"/>S3FS_PRN_DBG(" <text:s/>[%08d] -&gt; {%014jd - %014zu : %s}", cnt, (intmax_t)((*iter)-&gt;offset), (*iter)-&gt;bytes, (*iter)-&gt;loaded ? "true" : "false");</text:p>
      <text:p text:style-name="P1"><text:s text:c="2"/>}</text:p>
      <text:p text:style-name="P1"><text:s text:c="2"/>S3FS_PRN_DBG("}");</text:p>
      <text:p text:style-name="P1">}</text:p>
      <text:p text:style-name="P1"/>
      <text:p text:style-name="P1">//------------------------------------------------</text:p>
      <text:p text:style-name="P1">// FdEntity class methods</text:p>
      <text:p text:style-name="P1">//------------------------------------------------</text:p>
      <text:p text:style-name="P1">int FdEntity::FillFile(int fd, unsigned char byte, size_t size, off_t start)</text:p>
      <text:p text:style-name="P1">{</text:p>
      <text:p text:style-name="P1"><text:s text:c="2"/>unsigned char bytes[1024 * 32]; <text:s text:c="8"/>// 32kb</text:p>
      <text:p text:style-name="P1"><text:s text:c="2"/>memset(bytes, byte, min(sizeof(bytes), size));</text:p>
      <text:p text:style-name="P1"><text:soft-page-break/></text:p>
      <text:p text:style-name="P1"><text:s text:c="2"/>for(ssize_t total = 0, onewrote = 0; static_cast&lt;size_t&gt;(total) &lt; size; total += onewrote){</text:p>
      <text:p text:style-name="P1"><text:s text:c="4"/>if(-1 == (onewrote = pwrite(fd, bytes, min(sizeof(bytes), (size - static_cast&lt;size_t&gt;(total))), start + total))){</text:p>
      <text:p text:style-name="P1"><text:s text:c="6"/>S3FS_PRN_ERR("pwrite failed. errno(%d)", errno);</text:p>
      <text:p text:style-name="P1"><text:s text:c="6"/>return -errno;</text:p>
      <text:p text:style-name="P1"><text:s text:c="4"/>}</text:p>
      <text:p text:style-name="P1"><text:s text:c="2"/>}</text:p>
      <text:p text:style-name="P1"><text:s text:c="2"/>return 0;</text:p>
      <text:p text:style-name="P1">}</text:p>
      <text:p text:style-name="P1"/>
      <text:p text:style-name="P1">//------------------------------------------------</text:p>
      <text:p text:style-name="P1">// FdEntity methods</text:p>
      <text:p text:style-name="P1">//------------------------------------------------</text:p>
      <text:p text:style-name="P1">FdEntity::FdEntity(const char* tpath, const char* cpath)</text:p>
      <text:p text:style-name="P1"><text:s text:c="8"/>: is_lock_init(false), refcnt(0), path(SAFESTRPTR(tpath)), cachepath(SAFESTRPTR(cpath)), mirrorpath(""),</text:p>
      <text:p text:style-name="P1"><text:s text:c="10"/>fd(-1), pfile(NULL), is_modify(false), size_orgmeta(0), upload_id(""), mp_start(0), mp_size(0)</text:p>
      <text:p text:style-name="P1">{</text:p>
      <text:p text:style-name="P1"><text:s text:c="2"/>try{</text:p>
      <text:p text:style-name="P1"><text:s text:c="4"/>pthread_mutexattr_t attr;</text:p>
      <text:p text:style-name="P1"><text:s text:c="4"/>pthread_mutexattr_init(&amp;attr);</text:p>
      <text:p text:style-name="P1"><text:s text:c="4"/>pthread_mutexattr_settype(&amp;attr, S3FS_MUTEX_RECURSIVE); <text:s text:c="2"/>// recursive mutex</text:p>
      <text:p text:style-name="P1"><text:s text:c="4"/>pthread_mutex_init(&amp;fdent_lock, &amp;attr);</text:p>
      <text:p text:style-name="P1"><text:s text:c="4"/>is_lock_init = true;</text:p>
      <text:p text:style-name="P1"><text:s text:c="2"/>}catch(exception&amp; e){</text:p>
      <text:p text:style-name="P1"><text:s text:c="4"/>S3FS_PRN_CRIT("failed to init mutex");</text:p>
      <text:p text:style-name="P1"><text:s text:c="2"/>}</text:p>
      <text:p text:style-name="P1">}</text:p>
      <text:p text:style-name="P1"/>
      <text:p text:style-name="P1">FdEntity::~FdEntity()</text:p>
      <text:p text:style-name="P1">{</text:p>
      <text:p text:style-name="P1"><text:s text:c="2"/>Clear();</text:p>
      <text:p text:style-name="P1"/>
      <text:p text:style-name="P1"><text:s text:c="2"/>if(is_lock_init){</text:p>
      <text:p text:style-name="P1"><text:s text:c="4"/>try{</text:p>
      <text:p text:style-name="P1"><text:s text:c="6"/>pthread_mutex_destroy(&amp;fdent_lock);</text:p>
      <text:p text:style-name="P1"><text:s text:c="4"/>}catch(exception&amp; e){</text:p>
      <text:p text:style-name="P1"><text:s text:c="6"/>S3FS_PRN_CRIT("failed to destroy mutex");</text:p>
      <text:p text:style-name="P1"><text:s text:c="4"/>}</text:p>
      <text:p text:style-name="P1"><text:s text:c="4"/>is_lock_init = false;</text:p>
      <text:p text:style-name="P1"><text:s text:c="2"/>}</text:p>
      <text:p text:style-name="P1">}</text:p>
      <text:p text:style-name="P1"/>
      <text:p text:style-name="P1">void FdEntity::Clear(void)</text:p>
      <text:p text:style-name="P1">{</text:p>
      <text:p text:style-name="P1"><text:s text:c="2"/>AutoLock auto_lock(&amp;fdent_lock);</text:p>
      <text:p text:style-name="P1"/>
      <text:p text:style-name="P1"><text:s text:c="2"/>if(-1 != fd){</text:p>
      <text:p text:style-name="P1"><text:soft-page-break/><text:s text:c="4"/>if(0 != cachepath.size()){</text:p>
      <text:p text:style-name="P1"><text:s text:c="6"/>CacheFileStat cfstat(path.c_str());</text:p>
      <text:p text:style-name="P1"><text:s text:c="6"/>if(!pagelist.Serialize(cfstat, true)){</text:p>
      <text:p text:style-name="P1"><text:s text:c="8"/>S3FS_PRN_WARN("failed to save cache stat file(%s).", path.c_str());</text:p>
      <text:p text:style-name="P1"><text:s text:c="6"/>}</text:p>
      <text:p text:style-name="P1"><text:s text:c="4"/>}</text:p>
      <text:p text:style-name="P1"><text:s text:c="4"/>if(pfile){</text:p>
      <text:p text:style-name="P1"><text:s text:c="6"/>fclose(pfile);</text:p>
      <text:p text:style-name="P1"><text:s text:c="6"/>pfile = NULL;</text:p>
      <text:p text:style-name="P1"><text:s text:c="4"/>}</text:p>
      <text:p text:style-name="P1"><text:s text:c="4"/>fd = -1;</text:p>
      <text:p text:style-name="P1"/>
      <text:p text:style-name="P1"><text:s text:c="4"/>if(!mirrorpath.empty()){</text:p>
      <text:p text:style-name="P1"><text:s text:c="6"/>if(-1 == unlink(mirrorpath.c_str())){</text:p>
      <text:p text:style-name="P1"><text:s text:c="8"/>S3FS_PRN_WARN("failed to remove mirror cache file(%s) by errno(%d).", mirrorpath.c_str(), errno);</text:p>
      <text:p text:style-name="P1"><text:s text:c="6"/>}</text:p>
      <text:p text:style-name="P1"><text:s text:c="6"/>mirrorpath.erase();</text:p>
      <text:p text:style-name="P1"><text:s text:c="4"/>}</text:p>
      <text:p text:style-name="P1"><text:s text:c="2"/>}</text:p>
      <text:p text:style-name="P1"><text:s text:c="2"/>pagelist.Init(0, false);</text:p>
      <text:p text:style-name="P1"><text:s text:c="2"/>refcnt <text:s text:c="7"/>= 0;</text:p>
      <text:p text:style-name="P1"><text:s text:c="2"/>path <text:s text:c="9"/>= "";</text:p>
      <text:p text:style-name="P1"><text:s text:c="2"/>cachepath <text:s text:c="4"/>= "";</text:p>
      <text:p text:style-name="P1"><text:s text:c="2"/>is_modify <text:s text:c="4"/>= false;</text:p>
      <text:p text:style-name="P1">}</text:p>
      <text:p text:style-name="P1"/>
      <text:p text:style-name="P1">void FdEntity::Close(void)</text:p>
      <text:p text:style-name="P1">{</text:p>
      <text:p text:style-name="P1"><text:s text:c="2"/>S3FS_PRN_DBG("[path=%s][fd=%d][refcnt=%d]", path.c_str(), fd, (-1 != fd ? refcnt - 1 : refcnt));</text:p>
      <text:p text:style-name="P1"/>
      <text:p text:style-name="P1"><text:s text:c="2"/>if(-1 != fd){</text:p>
      <text:p text:style-name="P1"><text:s text:c="4"/>AutoLock auto_lock(&amp;fdent_lock);</text:p>
      <text:p text:style-name="P1"/>
      <text:p text:style-name="P1"><text:s text:c="4"/>if(0 &lt; refcnt){</text:p>
      <text:p text:style-name="P1"><text:s text:c="6"/>refcnt--;</text:p>
      <text:p text:style-name="P1"><text:s text:c="4"/>}</text:p>
      <text:p text:style-name="P1"><text:s text:c="4"/>if(0 == refcnt){</text:p>
      <text:p text:style-name="P1"><text:s text:c="6"/>if(0 != cachepath.size()){</text:p>
      <text:p text:style-name="P1"><text:s text:c="8"/>CacheFileStat cfstat(path.c_str());</text:p>
      <text:p text:style-name="P1"><text:s text:c="8"/>if(!pagelist.Serialize(cfstat, true)){</text:p>
      <text:p text:style-name="P1"><text:s text:c="10"/>S3FS_PRN_WARN("failed to save cache stat file(%s).", path.c_str());</text:p>
      <text:p text:style-name="P1"><text:s text:c="8"/>}</text:p>
      <text:p text:style-name="P1"><text:s text:c="6"/>}</text:p>
      <text:p text:style-name="P1"><text:s text:c="6"/>if(pfile){</text:p>
      <text:p text:style-name="P1"><text:s text:c="8"/>fclose(pfile);</text:p>
      <text:p text:style-name="P1"><text:s text:c="8"/>pfile = NULL;</text:p>
      <text:p text:style-name="P1"><text:s text:c="6"/>}</text:p>
      <text:p text:style-name="P1"><text:s text:c="6"/>fd = -1;</text:p>
      <text:p text:style-name="P1"><text:soft-page-break/></text:p>
      <text:p text:style-name="P1"><text:s text:c="6"/>if(!mirrorpath.empty()){</text:p>
      <text:p text:style-name="P1"><text:s text:c="8"/>if(-1 == unlink(mirrorpath.c_str())){</text:p>
      <text:p text:style-name="P1"><text:s text:c="10"/>S3FS_PRN_WARN("failed to remove mirror cache file(%s) by errno(%d).", mirrorpath.c_str(), errno);</text:p>
      <text:p text:style-name="P1"><text:s text:c="8"/>}</text:p>
      <text:p text:style-name="P1"><text:s text:c="8"/>mirrorpath.erase();</text:p>
      <text:p text:style-name="P1"><text:s text:c="6"/>}</text:p>
      <text:p text:style-name="P1"><text:s text:c="4"/>}</text:p>
      <text:p text:style-name="P1"><text:s text:c="2"/>}</text:p>
      <text:p text:style-name="P1">}</text:p>
      <text:p text:style-name="P1"/>
      <text:p text:style-name="P1">int FdEntity::Dup()</text:p>
      <text:p text:style-name="P1">{</text:p>
      <text:p text:style-name="P1"><text:s text:c="2"/>S3FS_PRN_DBG("[path=%s][fd=%d][refcnt=%d]", path.c_str(), fd, (-1 != fd ? refcnt + 1 : refcnt));</text:p>
      <text:p text:style-name="P1"/>
      <text:p text:style-name="P1"><text:s text:c="2"/>if(-1 != fd){</text:p>
      <text:p text:style-name="P1"><text:s text:c="4"/>AutoLock auto_lock(&amp;fdent_lock);</text:p>
      <text:p text:style-name="P1"><text:s text:c="4"/>refcnt++;</text:p>
      <text:p text:style-name="P1"><text:s text:c="2"/>}</text:p>
      <text:p text:style-name="P1"><text:s text:c="2"/>return fd;</text:p>
      <text:p text:style-name="P1">}</text:p>
      <text:p text:style-name="P1"/>
      <text:p text:style-name="P1">//</text:p>
      <text:p text:style-name="P1">// Open mirror file which is linked cache file.</text:p>
      <text:p text:style-name="P1">//</text:p>
      <text:p text:style-name="P1">int FdEntity::OpenMirrorFile(void)</text:p>
      <text:p text:style-name="P1">{</text:p>
      <text:p text:style-name="P1"><text:s text:c="2"/>if(cachepath.empty()){</text:p>
      <text:p text:style-name="P1"><text:s text:c="4"/>S3FS_PRN_ERR("cache path is empty, why come here");</text:p>
      <text:p text:style-name="P1"><text:s text:c="4"/>return -EIO;</text:p>
      <text:p text:style-name="P1"><text:s text:c="2"/>}</text:p>
      <text:p text:style-name="P1"/>
      <text:p text:style-name="P1"><text:s text:c="2"/>// make temporary directory</text:p>
      <text:p text:style-name="P1"><text:s text:c="2"/>string bupdir;</text:p>
      <text:p text:style-name="P1"><text:s text:c="2"/>if(!FdManager::MakeCachePath(NULL, bupdir, true, true)){</text:p>
      <text:p text:style-name="P1"><text:s text:c="4"/>S3FS_PRN_ERR("could not make bup cache directory path or create it.");</text:p>
      <text:p text:style-name="P1"><text:s text:c="4"/>return -EIO;</text:p>
      <text:p text:style-name="P1"><text:s text:c="2"/>}</text:p>
      <text:p text:style-name="P1"/>
      <text:p text:style-name="P1"><text:s text:c="2"/>// create seed generating mirror file name</text:p>
      <text:p text:style-name="P1"><text:s text:c="2"/>unsigned int seed = static_cast&lt;unsigned int&gt;(time(NULL));</text:p>
      <text:p text:style-name="P1"><text:s text:c="2"/>int urandom_fd;</text:p>
      <text:p text:style-name="P1"><text:s text:c="2"/>if(-1 != (urandom_fd = open("/dev/urandom", O_RDONLY))){</text:p>
      <text:p text:style-name="P1"><text:s text:c="4"/>unsigned int rand_data;</text:p>
      <text:p text:style-name="P1"><text:s text:c="4"/>if(sizeof(rand_data) == read(urandom_fd, &amp;rand_data, sizeof(rand_data))){</text:p>
      <text:p text:style-name="P1"><text:s text:c="6"/>seed ^= rand_data;</text:p>
      <text:p text:style-name="P1"><text:s text:c="4"/>}</text:p>
      <text:p text:style-name="P1"><text:s text:c="4"/>close(urandom_fd);</text:p>
      <text:p text:style-name="P1"><text:soft-page-break/><text:s text:c="2"/>}</text:p>
      <text:p text:style-name="P1"/>
      <text:p text:style-name="P1"><text:s text:c="2"/>// try to link mirror file</text:p>
      <text:p text:style-name="P1"><text:s text:c="2"/>while(true){</text:p>
      <text:p text:style-name="P1"><text:s text:c="4"/>// make random(temp) file path</text:p>
      <text:p text:style-name="P1"><text:s text:c="4"/>// (do not care for threading, because allowed any value returned.)</text:p>
      <text:p text:style-name="P1"><text:s text:c="4"/>//</text:p>
      <text:p text:style-name="P1"><text:s text:c="4"/>char <text:s text:c="8"/>szfile[NAME_MAX + 1];</text:p>
      <text:p text:style-name="P1"><text:s text:c="4"/>sprintf(szfile, "%x.tmp", rand_r(&amp;seed));</text:p>
      <text:p text:style-name="P1"><text:s text:c="4"/>mirrorpath = bupdir + "/" + szfile;</text:p>
      <text:p text:style-name="P1"/>
      <text:p text:style-name="P1"><text:s text:c="4"/>// link mirror file to cache file</text:p>
      <text:p text:style-name="P1"><text:s text:c="4"/>if(0 == link(cachepath.c_str(), mirrorpath.c_str())){</text:p>
      <text:p text:style-name="P1"><text:s text:c="6"/>break;</text:p>
      <text:p text:style-name="P1"><text:s text:c="4"/>}</text:p>
      <text:p text:style-name="P1"><text:s text:c="4"/>if(EEXIST != errno){</text:p>
      <text:p text:style-name="P1"><text:s text:c="6"/>S3FS_PRN_ERR("could not link mirror file(%s) to cache file(%s) by errno(%d).", mirrorpath.c_str(), cachepath.c_str(), errno);</text:p>
      <text:p text:style-name="P1"><text:s text:c="6"/>return -errno;</text:p>
      <text:p text:style-name="P1"><text:s text:c="4"/>}</text:p>
      <text:p text:style-name="P1"><text:s text:c="4"/>++seed;</text:p>
      <text:p text:style-name="P1"><text:s text:c="2"/>}</text:p>
      <text:p text:style-name="P1"/>
      <text:p text:style-name="P1"><text:s text:c="2"/>// open mirror file</text:p>
      <text:p text:style-name="P1"><text:s text:c="2"/>int mirrorfd;</text:p>
      <text:p text:style-name="P1"><text:s text:c="2"/>if(-1 == (mirrorfd = open(mirrorpath.c_str(), O_RDWR))){</text:p>
      <text:p text:style-name="P1"><text:s text:c="4"/>S3FS_PRN_ERR("could not open mirror file(%s) by errno(%d).", mirrorpath.c_str(), errno);</text:p>
      <text:p text:style-name="P1"><text:s text:c="4"/>return -errno;</text:p>
      <text:p text:style-name="P1"><text:s text:c="2"/>}</text:p>
      <text:p text:style-name="P1"><text:s text:c="2"/>return mirrorfd;</text:p>
      <text:p text:style-name="P1">}</text:p>
      <text:p text:style-name="P1"/>
      <text:p text:style-name="P1">int FdEntity::Open(headers_t* pmeta, ssize_t size, time_t time, bool no_fd_lock_wait)</text:p>
      <text:p text:style-name="P1">{</text:p>
      <text:p text:style-name="P1"><text:s text:c="2"/>S3FS_PRN_DBG("[path=%s][fd=%d][size=%jd][time=%jd]", path.c_str(), fd, (intmax_t)size, (intmax_t)time);</text:p>
      <text:p text:style-name="P1"/>
      <text:p text:style-name="P1"><text:s text:c="2"/>AutoLock auto_lock(&amp;fdent_lock, no_fd_lock_wait);</text:p>
      <text:p text:style-name="P1"><text:s text:c="2"/>if (!auto_lock.isLockAcquired()) {</text:p>
      <text:p text:style-name="P1"><text:s text:c="4"/>// had to wait for fd lock, return</text:p>
      <text:p text:style-name="P1"><text:s text:c="4"/>return -EIO;</text:p>
      <text:p text:style-name="P1"><text:s text:c="2"/>}</text:p>
      <text:p text:style-name="P1"/>
      <text:p text:style-name="P1"><text:s text:c="2"/>if(-1 != fd){</text:p>
      <text:p text:style-name="P1"><text:s text:c="4"/>// already opened, needs to increment refcnt.</text:p>
      <text:p text:style-name="P1"><text:s text:c="4"/>Dup();</text:p>
      <text:p text:style-name="P1"/>
      <text:p text:style-name="P1"><text:s text:c="4"/>// check only file size(do not need to save cfs and time.</text:p>
      <text:p text:style-name="P1"><text:s text:c="4"/>if(0 &lt;= size &amp;&amp; pagelist.Size() != static_cast&lt;size_t&gt;(size)){</text:p>
      <text:p text:style-name="P1"><text:soft-page-break/><text:s text:c="6"/>// truncate temporary file size</text:p>
      <text:p text:style-name="P1"><text:s text:c="6"/>if(-1 == ftruncate(fd, static_cast&lt;size_t&gt;(size))){</text:p>
      <text:p text:style-name="P1"><text:s text:c="8"/>S3FS_PRN_ERR("failed to truncate temporary file(%d) by errno(%d).", fd, errno);</text:p>
      <text:p text:style-name="P1"><text:s text:c="8"/>return -EIO;</text:p>
      <text:p text:style-name="P1"><text:s text:c="6"/>}</text:p>
      <text:p text:style-name="P1"><text:s text:c="6"/>// resize page list</text:p>
      <text:p text:style-name="P1"><text:s text:c="6"/>if(!pagelist.Resize(static_cast&lt;size_t&gt;(size), false)){</text:p>
      <text:p text:style-name="P1"><text:s text:c="8"/>S3FS_PRN_ERR("failed to truncate temporary file information(%d).", fd);</text:p>
      <text:p text:style-name="P1"><text:s text:c="8"/>return -EIO;</text:p>
      <text:p text:style-name="P1"><text:s text:c="6"/>}</text:p>
      <text:p text:style-name="P1"><text:s text:c="4"/>}</text:p>
      <text:p text:style-name="P1"><text:s text:c="4"/>// set original headers and set size.</text:p>
      <text:p text:style-name="P1"><text:s text:c="4"/>size_t new_size = (0 &lt;= size ? static_cast&lt;size_t&gt;(size) : size_orgmeta);</text:p>
      <text:p text:style-name="P1"><text:s text:c="4"/>if(pmeta){</text:p>
      <text:p text:style-name="P1"><text:s text:c="6"/>orgmeta <text:s/>= *pmeta;</text:p>
      <text:p text:style-name="P1"><text:s text:c="6"/>new_size = static_cast&lt;size_t&gt;(get_size(orgmeta));</text:p>
      <text:p text:style-name="P1"><text:s text:c="4"/>}</text:p>
      <text:p text:style-name="P1"><text:s text:c="4"/>if(new_size &lt; size_orgmeta){</text:p>
      <text:p text:style-name="P1"><text:s text:c="6"/>size_orgmeta = new_size;</text:p>
      <text:p text:style-name="P1"><text:s text:c="4"/>}</text:p>
      <text:p text:style-name="P1"><text:s text:c="4"/>return 0;</text:p>
      <text:p text:style-name="P1"><text:s text:c="2"/>}</text:p>
      <text:p text:style-name="P1"/>
      <text:p text:style-name="P1"><text:s text:c="2"/>bool <text:s/>need_save_csf = false; <text:s/>// need to save(reset) cache stat file</text:p>
      <text:p text:style-name="P1"><text:s text:c="2"/>bool <text:s/>is_truncate <text:s text:c="2"/>= false; <text:s/>// need to truncate</text:p>
      <text:p text:style-name="P1"/>
      <text:p text:style-name="P1"><text:s text:c="2"/>if(0 != cachepath.size()){</text:p>
      <text:p text:style-name="P1"><text:s text:c="4"/>// using cache</text:p>
      <text:p text:style-name="P1"/>
      <text:p text:style-name="P1"><text:s text:c="4"/>// open cache and cache stat file, load page info.</text:p>
      <text:p text:style-name="P1"><text:s text:c="4"/>CacheFileStat cfstat(path.c_str());</text:p>
      <text:p text:style-name="P1"/>
      <text:p text:style-name="P1"><text:s text:c="4"/>// try to open cache file</text:p>
      <text:p text:style-name="P1"><text:s text:c="4"/>if(-1 != (fd = open(cachepath.c_str(), O_RDWR)) &amp;&amp; pagelist.Serialize(cfstat, false)){</text:p>
      <text:p text:style-name="P1"><text:s text:c="6"/>// succeed to open cache file and to load stats data</text:p>
      <text:p text:style-name="P1"><text:s text:c="6"/>struct stat st;</text:p>
      <text:p text:style-name="P1"><text:s text:c="6"/>memset(&amp;st, 0, sizeof(struct stat));</text:p>
      <text:p text:style-name="P1"><text:s text:c="6"/>if(-1 == fstat(fd, &amp;st)){</text:p>
      <text:p text:style-name="P1"><text:s text:c="8"/>S3FS_PRN_ERR("fstat is failed. errno(%d)", errno);</text:p>
      <text:p text:style-name="P1"><text:s text:c="8"/>fd = -1;</text:p>
      <text:p text:style-name="P1"><text:s text:c="8"/>return (0 == errno ? -EIO : -errno);</text:p>
      <text:p text:style-name="P1"><text:s text:c="6"/>}</text:p>
      <text:p text:style-name="P1"><text:s text:c="6"/>// check size, st_size, loading stat file</text:p>
      <text:p text:style-name="P1"><text:s text:c="6"/>if(-1 == size){</text:p>
      <text:p text:style-name="P1"><text:s text:c="8"/>if(static_cast&lt;size_t&gt;(st.st_size) != pagelist.Size()){</text:p>
      <text:p text:style-name="P1"><text:s text:c="10"/>pagelist.Resize(st.st_size, false);</text:p>
      <text:p text:style-name="P1"><text:s text:c="10"/>need_save_csf = true; <text:s text:c="4"/>// need to update page info</text:p>
      <text:p text:style-name="P1"><text:s text:c="8"/>}</text:p>
      <text:p text:style-name="P1"><text:s text:c="8"/>size = static_cast&lt;ssize_t&gt;(st.st_size);</text:p>
      <text:p text:style-name="P1"><text:soft-page-break/><text:s text:c="6"/>}else{</text:p>
      <text:p text:style-name="P1"><text:s text:c="8"/>if(static_cast&lt;size_t&gt;(size) != pagelist.Size()){</text:p>
      <text:p text:style-name="P1"><text:s text:c="10"/>pagelist.Resize(static_cast&lt;size_t&gt;(size), false);</text:p>
      <text:p text:style-name="P1"><text:s text:c="10"/>need_save_csf = true; <text:s text:c="4"/>// need to update page info</text:p>
      <text:p text:style-name="P1"><text:s text:c="8"/>}</text:p>
      <text:p text:style-name="P1"><text:s text:c="8"/>if(static_cast&lt;size_t&gt;(size) != static_cast&lt;size_t&gt;(st.st_size)){</text:p>
      <text:p text:style-name="P1"><text:s text:c="10"/>is_truncate = true;</text:p>
      <text:p text:style-name="P1"><text:s text:c="8"/>}</text:p>
      <text:p text:style-name="P1"><text:s text:c="6"/>}</text:p>
      <text:p text:style-name="P1"/>
      <text:p text:style-name="P1"><text:s text:c="4"/>}else{</text:p>
      <text:p text:style-name="P1"><text:s text:c="6"/>// could not open cache file or could not load stats data, so initialize it.</text:p>
      <text:p text:style-name="P1"><text:s text:c="6"/>if(-1 == (fd = open(cachepath.c_str(), O_CREAT|O_RDWR|O_TRUNC, 0600))){</text:p>
      <text:p text:style-name="P1"><text:s text:c="8"/>S3FS_PRN_ERR("failed to open file(%s). errno(%d)", cachepath.c_str(), errno);</text:p>
      <text:p text:style-name="P1"><text:s text:c="8"/>return (0 == errno ? -EIO : -errno);</text:p>
      <text:p text:style-name="P1"><text:s text:c="6"/>}</text:p>
      <text:p text:style-name="P1"><text:s text:c="6"/>need_save_csf = true; <text:s text:c="6"/>// need to update page info</text:p>
      <text:p text:style-name="P1"><text:s text:c="6"/>if(-1 == size){</text:p>
      <text:p text:style-name="P1"><text:s text:c="8"/>size = 0;</text:p>
      <text:p text:style-name="P1"><text:s text:c="8"/>pagelist.Init(0, false);</text:p>
      <text:p text:style-name="P1"><text:s text:c="6"/>}else{</text:p>
      <text:p text:style-name="P1"><text:s text:c="8"/>pagelist.Resize(static_cast&lt;size_t&gt;(size), false);</text:p>
      <text:p text:style-name="P1"><text:s text:c="8"/>is_truncate = true;</text:p>
      <text:p text:style-name="P1"><text:s text:c="6"/>}</text:p>
      <text:p text:style-name="P1"><text:s text:c="4"/>}</text:p>
      <text:p text:style-name="P1"/>
      <text:p text:style-name="P1"><text:s text:c="4"/>// open mirror file</text:p>
      <text:p text:style-name="P1"><text:s text:c="4"/>int mirrorfd;</text:p>
      <text:p text:style-name="P1"><text:s text:c="4"/>if(0 &gt;= (mirrorfd = OpenMirrorFile())){</text:p>
      <text:p text:style-name="P1"><text:s text:c="6"/>S3FS_PRN_ERR("failed to open mirror file linked cache file(%s).", cachepath.c_str());</text:p>
      <text:p text:style-name="P1"><text:s text:c="6"/>return (0 == mirrorfd ? -EIO : mirrorfd);</text:p>
      <text:p text:style-name="P1"><text:s text:c="4"/>}</text:p>
      <text:p text:style-name="P1"><text:s text:c="4"/>// switch fd</text:p>
      <text:p text:style-name="P1"><text:s text:c="4"/>close(fd);</text:p>
      <text:p text:style-name="P1"><text:s text:c="4"/>fd = mirrorfd;</text:p>
      <text:p text:style-name="P1"/>
      <text:p text:style-name="P1"><text:s text:c="4"/>// make file pointer(for being same tmpfile)</text:p>
      <text:p text:style-name="P1"><text:s text:c="4"/>if(NULL == (pfile = fdopen(fd, "wb"))){</text:p>
      <text:p text:style-name="P1"><text:s text:c="6"/>S3FS_PRN_ERR("failed to get fileno(%s). errno(%d)", cachepath.c_str(), errno);</text:p>
      <text:p text:style-name="P1"><text:s text:c="6"/>close(fd);</text:p>
      <text:p text:style-name="P1"><text:s text:c="6"/>fd = -1;</text:p>
      <text:p text:style-name="P1"><text:s text:c="6"/>return (0 == errno ? -EIO : -errno);</text:p>
      <text:p text:style-name="P1"><text:s text:c="4"/>}</text:p>
      <text:p text:style-name="P1"/>
      <text:p text:style-name="P1"><text:s text:c="2"/>}else{</text:p>
      <text:p text:style-name="P1"><text:s text:c="4"/>// not using cache</text:p>
      <text:p text:style-name="P1"/>
      <text:p text:style-name="P1"><text:s text:c="4"/>// open temporary file</text:p>
      <text:p text:style-name="P1"><text:s text:c="4"/>if(NULL == (pfile = tmpfile()) || -1 ==(fd = fileno(pfile))){</text:p>
      <text:p text:style-name="P1"><text:soft-page-break/><text:s text:c="6"/>S3FS_PRN_ERR("failed to open tmp file. err(%d)", errno);</text:p>
      <text:p text:style-name="P1"><text:s text:c="6"/>if(pfile){</text:p>
      <text:p text:style-name="P1"><text:s text:c="8"/>fclose(pfile);</text:p>
      <text:p text:style-name="P1"><text:s text:c="8"/>pfile = NULL;</text:p>
      <text:p text:style-name="P1"><text:s text:c="6"/>}</text:p>
      <text:p text:style-name="P1"><text:s text:c="6"/>return (0 == errno ? -EIO : -errno);</text:p>
      <text:p text:style-name="P1"><text:s text:c="4"/>}</text:p>
      <text:p text:style-name="P1"><text:s text:c="4"/>if(-1 == size){</text:p>
      <text:p text:style-name="P1"><text:s text:c="6"/>size = 0;</text:p>
      <text:p text:style-name="P1"><text:s text:c="6"/>pagelist.Init(0, false);</text:p>
      <text:p text:style-name="P1"><text:s text:c="4"/>}else{</text:p>
      <text:p text:style-name="P1"><text:s text:c="6"/>pagelist.Resize(static_cast&lt;size_t&gt;(size), false);</text:p>
      <text:p text:style-name="P1"><text:s text:c="6"/>is_truncate = true;</text:p>
      <text:p text:style-name="P1"><text:s text:c="4"/>}</text:p>
      <text:p text:style-name="P1"><text:s text:c="2"/>}</text:p>
      <text:p text:style-name="P1"/>
      <text:p text:style-name="P1"><text:s text:c="2"/>// truncate cache(tmp) file</text:p>
      <text:p text:style-name="P1"><text:s text:c="2"/>if(is_truncate){</text:p>
      <text:p text:style-name="P1"><text:s text:c="4"/>if(0 != ftruncate(fd, static_cast&lt;off_t&gt;(size)) || 0 != fsync(fd)){</text:p>
      <text:p text:style-name="P1"><text:s text:c="6"/>S3FS_PRN_ERR("ftruncate(%s) or fsync returned err(%d)", cachepath.c_str(), errno);</text:p>
      <text:p text:style-name="P1"><text:s text:c="6"/>fclose(pfile);</text:p>
      <text:p text:style-name="P1"><text:s text:c="6"/>pfile = NULL;</text:p>
      <text:p text:style-name="P1"><text:s text:c="6"/>fd <text:s text:c="3"/>= -1;</text:p>
      <text:p text:style-name="P1"><text:s text:c="6"/>return (0 == errno ? -EIO : -errno);</text:p>
      <text:p text:style-name="P1"><text:s text:c="4"/>}</text:p>
      <text:p text:style-name="P1"><text:s text:c="2"/>}</text:p>
      <text:p text:style-name="P1"/>
      <text:p text:style-name="P1"><text:s text:c="2"/>// reset cache stat file</text:p>
      <text:p text:style-name="P1"><text:s text:c="2"/>if(need_save_csf){</text:p>
      <text:p text:style-name="P1"><text:s text:c="4"/>CacheFileStat cfstat(path.c_str());</text:p>
      <text:p text:style-name="P1"><text:s text:c="4"/>if(!pagelist.Serialize(cfstat, true)){</text:p>
      <text:p text:style-name="P1"><text:s text:c="6"/>S3FS_PRN_WARN("failed to save cache stat file(%s), but continue...", path.c_str());</text:p>
      <text:p text:style-name="P1"><text:s text:c="4"/>}</text:p>
      <text:p text:style-name="P1"><text:s text:c="2"/>}</text:p>
      <text:p text:style-name="P1"/>
      <text:p text:style-name="P1"><text:s text:c="2"/>// init internal data</text:p>
      <text:p text:style-name="P1"><text:s text:c="2"/>refcnt <text:s text:c="3"/>= 1;</text:p>
      <text:p text:style-name="P1"><text:s text:c="2"/>is_modify = false;</text:p>
      <text:p text:style-name="P1"/>
      <text:p text:style-name="P1"><text:s text:c="2"/>// set original headers and size in it.</text:p>
      <text:p text:style-name="P1"><text:s text:c="2"/>if(pmeta){</text:p>
      <text:p text:style-name="P1"><text:s text:c="4"/>orgmeta <text:s text:c="5"/>= *pmeta;</text:p>
      <text:p text:style-name="P1"><text:s text:c="4"/>size_orgmeta = static_cast&lt;size_t&gt;(get_size(orgmeta));</text:p>
      <text:p text:style-name="P1"><text:s text:c="2"/>}else{</text:p>
      <text:p text:style-name="P1"><text:s text:c="4"/>orgmeta.clear();</text:p>
      <text:p text:style-name="P1"><text:s text:c="4"/>size_orgmeta = 0;</text:p>
      <text:p text:style-name="P1"><text:s text:c="2"/>}</text:p>
      <text:p text:style-name="P1"/>
      <text:p text:style-name="P1"><text:s text:c="2"/>// set mtime(set "x-amz-meta-mtime" in orgmeta)</text:p>
      <text:p text:style-name="P1"><text:soft-page-break/><text:s text:c="2"/>if(-1 != time){</text:p>
      <text:p text:style-name="P1"><text:s text:c="4"/>if(0 != SetMtime(time)){</text:p>
      <text:p text:style-name="P1"><text:s text:c="6"/>S3FS_PRN_ERR("failed to set mtime. errno(%d)", errno);</text:p>
      <text:p text:style-name="P1"><text:s text:c="6"/>fclose(pfile);</text:p>
      <text:p text:style-name="P1"><text:s text:c="6"/>pfile = NULL;</text:p>
      <text:p text:style-name="P1"><text:s text:c="6"/>fd <text:s text:c="3"/>= -1;</text:p>
      <text:p text:style-name="P1"><text:s text:c="6"/>return (0 == errno ? -EIO : -errno);</text:p>
      <text:p text:style-name="P1"><text:s text:c="4"/>}</text:p>
      <text:p text:style-name="P1"><text:s text:c="2"/>}</text:p>
      <text:p text:style-name="P1"/>
      <text:p text:style-name="P1"><text:s text:c="2"/>return 0;</text:p>
      <text:p text:style-name="P1">}</text:p>
      <text:p text:style-name="P1"/>
      <text:p text:style-name="P1">// [NOTE]</text:p>
      <text:p text:style-name="P1">// This method is called from only nocopyapi functions.</text:p>
      <text:p text:style-name="P1">// So we do not check disk space for this option mode, if there is no enough</text:p>
      <text:p text:style-name="P1">// disk space this method will be failed.</text:p>
      <text:p text:style-name="P1">//</text:p>
      <text:p text:style-name="P1">bool FdEntity::OpenAndLoadAll(headers_t* pmeta, size_t* size, bool force_load)</text:p>
      <text:p text:style-name="P1">{</text:p>
      <text:p text:style-name="P1"><text:s text:c="2"/>int result;</text:p>
      <text:p text:style-name="P1"/>
      <text:p text:style-name="P1"><text:s text:c="2"/>S3FS_PRN_INFO3("[path=%s][fd=%d]", path.c_str(), fd);</text:p>
      <text:p text:style-name="P1"/>
      <text:p text:style-name="P1"><text:s text:c="2"/>if(-1 == fd){</text:p>
      <text:p text:style-name="P1"><text:s text:c="4"/>if(0 != Open(pmeta)){</text:p>
      <text:p text:style-name="P1"><text:s text:c="6"/>return false;</text:p>
      <text:p text:style-name="P1"><text:s text:c="4"/>}</text:p>
      <text:p text:style-name="P1"><text:s text:c="2"/>}</text:p>
      <text:p text:style-name="P1"><text:s text:c="2"/>AutoLock auto_lock(&amp;fdent_lock);</text:p>
      <text:p text:style-name="P1"/>
      <text:p text:style-name="P1"><text:s text:c="2"/>if(force_load){</text:p>
      <text:p text:style-name="P1"><text:s text:c="4"/>SetAllStatusUnloaded();</text:p>
      <text:p text:style-name="P1"><text:s text:c="2"/>}</text:p>
      <text:p text:style-name="P1"><text:s text:c="2"/>//</text:p>
      <text:p text:style-name="P1"><text:s text:c="2"/>// TODO: possibly do background for delay loading</text:p>
      <text:p text:style-name="P1"><text:s text:c="2"/>//</text:p>
      <text:p text:style-name="P1"><text:s text:c="2"/>if(0 != (result = Load())){</text:p>
      <text:p text:style-name="P1"><text:s text:c="4"/>S3FS_PRN_ERR("could not download, result(%d)", result);</text:p>
      <text:p text:style-name="P1"><text:s text:c="4"/>return false;</text:p>
      <text:p text:style-name="P1"><text:s text:c="2"/>}</text:p>
      <text:p text:style-name="P1"><text:s text:c="2"/>if(is_modify){</text:p>
      <text:p text:style-name="P1"><text:s text:c="4"/>is_modify = false;</text:p>
      <text:p text:style-name="P1"><text:s text:c="2"/>}</text:p>
      <text:p text:style-name="P1"><text:s text:c="2"/>if(size){</text:p>
      <text:p text:style-name="P1"><text:s text:c="4"/>*size = pagelist.Size();</text:p>
      <text:p text:style-name="P1"><text:s text:c="2"/>}</text:p>
      <text:p text:style-name="P1"><text:s text:c="2"/>return true;</text:p>
      <text:p text:style-name="P1">}</text:p>
      <text:p text:style-name="P1"><text:soft-page-break/></text:p>
      <text:p text:style-name="P1">bool FdEntity::GetStats(struct stat&amp; st)</text:p>
      <text:p text:style-name="P1">{</text:p>
      <text:p text:style-name="P1"><text:s text:c="2"/>AutoLock auto_lock(&amp;fdent_lock);</text:p>
      <text:p text:style-name="P1"><text:s text:c="2"/>if(-1 == fd){</text:p>
      <text:p text:style-name="P1"><text:s text:c="4"/>return false;</text:p>
      <text:p text:style-name="P1"><text:s text:c="2"/>}</text:p>
      <text:p text:style-name="P1"/>
      <text:p text:style-name="P1"><text:s text:c="2"/>memset(&amp;st, 0, sizeof(struct stat)); </text:p>
      <text:p text:style-name="P1"><text:s text:c="2"/>if(-1 == fstat(fd, &amp;st)){</text:p>
      <text:p text:style-name="P1"><text:s text:c="4"/>S3FS_PRN_ERR("fstat failed. errno(%d)", errno);</text:p>
      <text:p text:style-name="P1"><text:s text:c="4"/>return false;</text:p>
      <text:p text:style-name="P1"><text:s text:c="2"/>}</text:p>
      <text:p text:style-name="P1"><text:s text:c="2"/>return true;</text:p>
      <text:p text:style-name="P1">}</text:p>
      <text:p text:style-name="P1"/>
      <text:p text:style-name="P1">int FdEntity::SetMtime(time_t time)</text:p>
      <text:p text:style-name="P1">{</text:p>
      <text:p text:style-name="P1"><text:s text:c="2"/>S3FS_PRN_INFO3("[path=%s][fd=%d][time=%jd]", path.c_str(), fd, (intmax_t)time);</text:p>
      <text:p text:style-name="P1"/>
      <text:p text:style-name="P1"><text:s text:c="2"/>if(-1 == time){</text:p>
      <text:p text:style-name="P1"><text:s text:c="4"/>return 0;</text:p>
      <text:p text:style-name="P1"><text:s text:c="2"/>}</text:p>
      <text:p text:style-name="P1"/>
      <text:p text:style-name="P1"><text:s text:c="2"/>AutoLock auto_lock(&amp;fdent_lock);</text:p>
      <text:p text:style-name="P1"><text:s text:c="2"/>if(-1 != fd){</text:p>
      <text:p text:style-name="P1"><text:s text:c="4"/>struct timeval tv[2];</text:p>
      <text:p text:style-name="P1"><text:s text:c="4"/>tv[0].tv_sec = time;</text:p>
      <text:p text:style-name="P1"><text:s text:c="4"/>tv[0].tv_usec= 0L;</text:p>
      <text:p text:style-name="P1"><text:s text:c="4"/>tv[1].tv_sec = tv[0].tv_sec;</text:p>
      <text:p text:style-name="P1"><text:s text:c="4"/>tv[1].tv_usec= 0L;</text:p>
      <text:p text:style-name="P1"><text:s text:c="4"/>if(-1 == futimes(fd, tv)){</text:p>
      <text:p text:style-name="P1"><text:s text:c="6"/>S3FS_PRN_ERR("futimes failed. errno(%d)", errno);</text:p>
      <text:p text:style-name="P1"><text:s text:c="6"/>return -errno;</text:p>
      <text:p text:style-name="P1"><text:s text:c="4"/>}</text:p>
      <text:p text:style-name="P1"><text:s text:c="2"/>}else if(0 &lt; cachepath.size()){</text:p>
      <text:p text:style-name="P1"><text:s text:c="4"/>// not opened file yet.</text:p>
      <text:p text:style-name="P1"><text:s text:c="4"/>struct utimbuf n_mtime;</text:p>
      <text:p text:style-name="P1"><text:s text:c="4"/>n_mtime.modtime = time;</text:p>
      <text:p text:style-name="P1"><text:s text:c="4"/>n_mtime.actime <text:s/>= time;</text:p>
      <text:p text:style-name="P1"><text:s text:c="4"/>if(-1 == utime(cachepath.c_str(), &amp;n_mtime)){</text:p>
      <text:p text:style-name="P1"><text:s text:c="6"/>S3FS_PRN_ERR("utime failed. errno(%d)", errno);</text:p>
      <text:p text:style-name="P1"><text:s text:c="6"/>return -errno;</text:p>
      <text:p text:style-name="P1"><text:s text:c="4"/>}</text:p>
      <text:p text:style-name="P1"><text:s text:c="2"/>}</text:p>
      <text:p text:style-name="P1"><text:s text:c="2"/>orgmeta["x-amz-meta-mtime"] = str(time);</text:p>
      <text:p text:style-name="P1"/>
      <text:p text:style-name="P1"><text:s text:c="2"/>return 0;</text:p>
      <text:p text:style-name="P1">}</text:p>
      <text:p text:style-name="P1"><text:soft-page-break/></text:p>
      <text:p text:style-name="P1">bool FdEntity::UpdateMtime(void)</text:p>
      <text:p text:style-name="P1">{</text:p>
      <text:p text:style-name="P1"><text:s text:c="2"/>AutoLock auto_lock(&amp;fdent_lock);</text:p>
      <text:p text:style-name="P1"><text:s text:c="2"/>struct stat st;</text:p>
      <text:p text:style-name="P1"><text:s text:c="2"/>if(!GetStats(st)){</text:p>
      <text:p text:style-name="P1"><text:s text:c="4"/>return false;</text:p>
      <text:p text:style-name="P1"><text:s text:c="2"/>}</text:p>
      <text:p text:style-name="P1"><text:s text:c="2"/>orgmeta["x-amz-meta-mtime"] = str(st.st_mtime);</text:p>
      <text:p text:style-name="P1"><text:s text:c="2"/>return true;</text:p>
      <text:p text:style-name="P1">}</text:p>
      <text:p text:style-name="P1"/>
      <text:p text:style-name="P1">bool FdEntity::GetSize(size_t&amp; size)</text:p>
      <text:p text:style-name="P1">{</text:p>
      <text:p text:style-name="P1"><text:s text:c="2"/>if(-1 == fd){</text:p>
      <text:p text:style-name="P1"><text:s text:c="4"/>return false;</text:p>
      <text:p text:style-name="P1"><text:s text:c="2"/>}</text:p>
      <text:p text:style-name="P1"><text:s text:c="2"/>AutoLock auto_lock(&amp;fdent_lock);</text:p>
      <text:p text:style-name="P1"/>
      <text:p text:style-name="P1"><text:s text:c="2"/>size = pagelist.Size();</text:p>
      <text:p text:style-name="P1"><text:s text:c="2"/>return true;</text:p>
      <text:p text:style-name="P1">}</text:p>
      <text:p text:style-name="P1"/>
      <text:p text:style-name="P1">bool FdEntity::SetMode(mode_t mode)</text:p>
      <text:p text:style-name="P1">{</text:p>
      <text:p text:style-name="P1"><text:s text:c="2"/>AutoLock auto_lock(&amp;fdent_lock);</text:p>
      <text:p text:style-name="P1"><text:s text:c="2"/>orgmeta["x-amz-meta-mode"] = str(mode);</text:p>
      <text:p text:style-name="P1"><text:s text:c="2"/>return true;</text:p>
      <text:p text:style-name="P1">}</text:p>
      <text:p text:style-name="P1"/>
      <text:p text:style-name="P1">bool FdEntity::SetUId(uid_t uid)</text:p>
      <text:p text:style-name="P1">{</text:p>
      <text:p text:style-name="P1"><text:s text:c="2"/>AutoLock auto_lock(&amp;fdent_lock);</text:p>
      <text:p text:style-name="P1"><text:s text:c="2"/>orgmeta["x-amz-meta-uid"] = str(uid);</text:p>
      <text:p text:style-name="P1"><text:s text:c="2"/>return true;</text:p>
      <text:p text:style-name="P1">}</text:p>
      <text:p text:style-name="P1"/>
      <text:p text:style-name="P1">bool FdEntity::SetGId(gid_t gid)</text:p>
      <text:p text:style-name="P1">{</text:p>
      <text:p text:style-name="P1"><text:s text:c="2"/>AutoLock auto_lock(&amp;fdent_lock);</text:p>
      <text:p text:style-name="P1"><text:s text:c="2"/>orgmeta["x-amz-meta-gid"] = str(gid);</text:p>
      <text:p text:style-name="P1"><text:s text:c="2"/>return true;</text:p>
      <text:p text:style-name="P1">}</text:p>
      <text:p text:style-name="P1"/>
      <text:p text:style-name="P1">bool FdEntity::SetContentType(const char* path)</text:p>
      <text:p text:style-name="P1">{</text:p>
      <text:p text:style-name="P1"><text:s text:c="2"/>if(!path){</text:p>
      <text:p text:style-name="P1"><text:s text:c="4"/>return false;</text:p>
      <text:p text:style-name="P1"><text:s text:c="2"/>}</text:p>
      <text:p text:style-name="P1"><text:soft-page-break/><text:s text:c="2"/>AutoLock auto_lock(&amp;fdent_lock);</text:p>
      <text:p text:style-name="P1"><text:s text:c="2"/>orgmeta["Content-Type"] = S3fsCurl::LookupMimeType(string(path));</text:p>
      <text:p text:style-name="P1"><text:s text:c="2"/>return true;</text:p>
      <text:p text:style-name="P1">}</text:p>
      <text:p text:style-name="P1"/>
      <text:p text:style-name="P1">bool FdEntity::SetAllStatus(bool is_loaded)</text:p>
      <text:p text:style-name="P1">{</text:p>
      <text:p text:style-name="P1"><text:s text:c="2"/>S3FS_PRN_INFO3("[path=%s][fd=%d][%s]", path.c_str(), fd, is_loaded ? "loaded" : "unloaded");</text:p>
      <text:p text:style-name="P1"/>
      <text:p text:style-name="P1"><text:s text:c="2"/>if(-1 == fd){</text:p>
      <text:p text:style-name="P1"><text:s text:c="4"/>return false;</text:p>
      <text:p text:style-name="P1"><text:s text:c="2"/>}</text:p>
      <text:p text:style-name="P1"><text:s text:c="2"/>// [NOTE]</text:p>
      <text:p text:style-name="P1"><text:s text:c="2"/>// this method is only internal use, and calling after locking.</text:p>
      <text:p text:style-name="P1"><text:s text:c="2"/>// so do not lock now.</text:p>
      <text:p text:style-name="P1"><text:s text:c="2"/>//</text:p>
      <text:p text:style-name="P1"><text:s text:c="2"/>//AutoLock auto_lock(&amp;fdent_lock);</text:p>
      <text:p text:style-name="P1"/>
      <text:p text:style-name="P1"><text:s text:c="2"/>// get file size</text:p>
      <text:p text:style-name="P1"><text:s text:c="2"/>struct stat st;</text:p>
      <text:p text:style-name="P1"><text:s text:c="2"/>memset(&amp;st, 0, sizeof(struct stat));</text:p>
      <text:p text:style-name="P1"><text:s text:c="2"/>if(-1 == fstat(fd, &amp;st)){</text:p>
      <text:p text:style-name="P1"><text:s text:c="4"/>S3FS_PRN_ERR("fstat is failed. errno(%d)", errno);</text:p>
      <text:p text:style-name="P1"><text:s text:c="4"/>return false;</text:p>
      <text:p text:style-name="P1"><text:s text:c="2"/>}</text:p>
      <text:p text:style-name="P1"><text:s text:c="2"/>// Reinit</text:p>
      <text:p text:style-name="P1"><text:s text:c="2"/>pagelist.Init(st.st_size, is_loaded);</text:p>
      <text:p text:style-name="P1"/>
      <text:p text:style-name="P1"><text:s text:c="2"/>return true;</text:p>
      <text:p text:style-name="P1">}</text:p>
      <text:p text:style-name="P1"/>
      <text:p text:style-name="P1">int FdEntity::Load(off_t start, size_t size)</text:p>
      <text:p text:style-name="P1">{</text:p>
      <text:p text:style-name="P1"><text:s text:c="2"/>S3FS_PRN_DBG("[path=%s][fd=%d][offset=%jd][size=%jd]", path.c_str(), fd, (intmax_t)start, (intmax_t)size);</text:p>
      <text:p text:style-name="P1"/>
      <text:p text:style-name="P1"><text:s text:c="2"/>if(-1 == fd){</text:p>
      <text:p text:style-name="P1"><text:s text:c="4"/>return -EBADF;</text:p>
      <text:p text:style-name="P1"><text:s text:c="2"/>}</text:p>
      <text:p text:style-name="P1"><text:s text:c="2"/>AutoLock auto_lock(&amp;fdent_lock);</text:p>
      <text:p text:style-name="P1"/>
      <text:p text:style-name="P1"><text:s text:c="2"/>int result = 0;</text:p>
      <text:p text:style-name="P1"/>
      <text:p text:style-name="P1"><text:s text:c="2"/>// check loaded area &amp; load</text:p>
      <text:p text:style-name="P1"><text:s text:c="2"/>fdpage_list_t unloaded_list;</text:p>
      <text:p text:style-name="P1"><text:s text:c="2"/>if(0 &lt; pagelist.GetUnloadedPages(unloaded_list, start, size)){</text:p>
      <text:p text:style-name="P1"><text:s text:c="4"/>for(fdpage_list_t::iterator iter = unloaded_list.begin(); iter != unloaded_list.end(); ++iter){</text:p>
      <text:p text:style-name="P1"><text:s text:c="6"/>if(0 != size &amp;&amp; static_cast&lt;size_t&gt;(start + size) &lt;= static_cast&lt;size_t&gt;((*iter)-&gt;offset)){</text:p>
      <text:p text:style-name="P1"><text:s text:c="8"/>// reached end</text:p>
      <text:p text:style-name="P1"><text:soft-page-break/><text:s text:c="8"/>break;</text:p>
      <text:p text:style-name="P1"><text:s text:c="6"/>}</text:p>
      <text:p text:style-name="P1"><text:s text:c="6"/>// check loading size</text:p>
      <text:p text:style-name="P1"><text:s text:c="6"/>size_t need_load_size = 0;</text:p>
      <text:p text:style-name="P1"><text:s text:c="6"/>if(static_cast&lt;size_t&gt;((*iter)-&gt;offset) &lt; size_orgmeta){</text:p>
      <text:p text:style-name="P1"><text:s text:c="8"/>// original file size(on S3) is smaller than request.</text:p>
      <text:p text:style-name="P1"><text:s text:c="8"/>need_load_size = (static_cast&lt;size_t&gt;((*iter)-&gt;next()) &lt;= size_orgmeta ? (*iter)-&gt;bytes : (size_orgmeta - (*iter)-&gt;offset));</text:p>
      <text:p text:style-name="P1"><text:s text:c="6"/>}</text:p>
      <text:p text:style-name="P1"><text:s text:c="6"/>size_t over_size = (*iter)-&gt;bytes - need_load_size;</text:p>
      <text:p text:style-name="P1"/>
      <text:p text:style-name="P1"><text:s text:c="6"/>// download</text:p>
      <text:p text:style-name="P1"><text:s text:c="6"/>if(static_cast&lt;size_t&gt;(2 * S3fsCurl::GetMultipartSize()) &lt;= need_load_size &amp;&amp; !nomultipart){ // default 20MB</text:p>
      <text:p text:style-name="P1"><text:s text:c="8"/>// parallel request</text:p>
      <text:p text:style-name="P1"><text:s text:c="8"/>// Additional time is needed for large files</text:p>
      <text:p text:style-name="P1"><text:s text:c="8"/>time_t backup = 0;</text:p>
      <text:p text:style-name="P1"><text:s text:c="8"/>if(120 &gt; S3fsCurl::GetReadwriteTimeout()){</text:p>
      <text:p text:style-name="P1"><text:s text:c="10"/>backup = S3fsCurl::SetReadwriteTimeout(120);</text:p>
      <text:p text:style-name="P1"><text:s text:c="8"/>}</text:p>
      <text:p text:style-name="P1"><text:s text:c="8"/>result = S3fsCurl::ParallelGetObjectRequest(path.c_str(), fd, (*iter)-&gt;offset, need_load_size);</text:p>
      <text:p text:style-name="P1"><text:s text:c="8"/>if(0 != backup){</text:p>
      <text:p text:style-name="P1"><text:s text:c="10"/>S3fsCurl::SetReadwriteTimeout(backup);</text:p>
      <text:p text:style-name="P1"><text:s text:c="8"/>}</text:p>
      <text:p text:style-name="P1"><text:s text:c="6"/>}else{</text:p>
      <text:p text:style-name="P1"><text:s text:c="8"/>// single request</text:p>
      <text:p text:style-name="P1"><text:s text:c="8"/>if(0 &lt; need_load_size){</text:p>
      <text:p text:style-name="P1"><text:s text:c="10"/>S3fsCurl s3fscurl;</text:p>
      <text:p text:style-name="P1"><text:s text:c="10"/>result = s3fscurl.GetObjectRequest(path.c_str(), fd, (*iter)-&gt;offset, need_load_size);</text:p>
      <text:p text:style-name="P1"><text:s text:c="8"/>}else{</text:p>
      <text:p text:style-name="P1"><text:s text:c="10"/>result = 0;</text:p>
      <text:p text:style-name="P1"><text:s text:c="8"/>}</text:p>
      <text:p text:style-name="P1"><text:s text:c="6"/>}</text:p>
      <text:p text:style-name="P1"><text:s text:c="6"/>if(0 != result){</text:p>
      <text:p text:style-name="P1"><text:s text:c="8"/>break;</text:p>
      <text:p text:style-name="P1"><text:s text:c="6"/>}</text:p>
      <text:p text:style-name="P1"/>
      <text:p text:style-name="P1"><text:s text:c="6"/>// initialize for the area of over original size</text:p>
      <text:p text:style-name="P1"><text:s text:c="6"/>if(0 &lt; over_size){</text:p>
      <text:p text:style-name="P1"><text:s text:c="8"/>if(0 != (result = FdEntity::FillFile(fd, 0, over_size, (*iter)-&gt;offset + need_load_size))){</text:p>
      <text:p text:style-name="P1"><text:s text:c="10"/>S3FS_PRN_ERR("failed to fill rest bytes for fd(%d). errno(%d)", fd, result);</text:p>
      <text:p text:style-name="P1"><text:s text:c="10"/>break;</text:p>
      <text:p text:style-name="P1"><text:s text:c="8"/>}</text:p>
      <text:p text:style-name="P1"><text:s text:c="8"/>// set modify flag</text:p>
      <text:p text:style-name="P1"><text:s text:c="8"/>is_modify = false;</text:p>
      <text:p text:style-name="P1"><text:s text:c="6"/>}</text:p>
      <text:p text:style-name="P1"/>
      <text:p text:style-name="P1"><text:s text:c="6"/>// Set loaded flag</text:p>
      <text:p text:style-name="P1"><text:s text:c="6"/>pagelist.SetPageLoadedStatus((*iter)-&gt;offset, static_cast&lt;off_t&gt;((*iter)-&gt;bytes), true);</text:p>
      <text:p text:style-name="P1"><text:soft-page-break/><text:s text:c="4"/>}</text:p>
      <text:p text:style-name="P1"><text:s text:c="4"/>PageList::FreeList(unloaded_list);</text:p>
      <text:p text:style-name="P1"><text:tab/>//my code//</text:p>
      <text:p text:style-name="P1"><text:tab/><text:span text:style-name="T2">encrypt (fd);// my encryption function</text:span></text:p>
      <text:p text:style-name="P1"><text:s text:c="2"/>}</text:p>
      <text:p text:style-name="P1"><text:s text:c="2"/>return result;</text:p>
      <text:p text:style-name="P1">}</text:p>
      <text:p text:style-name="P1"/>
      <text:p text:style-name="P1">// [NOTE]</text:p>
      <text:p text:style-name="P1">// At no disk space for caching object.</text:p>
      <text:p text:style-name="P1">// This method is downloading by dividing an object of the specified range</text:p>
      <text:p text:style-name="P1">// and uploading by multipart after finishing downloading it.</text:p>
      <text:p text:style-name="P1">//</text:p>
      <text:p text:style-name="P1">// [NOTICE]</text:p>
      <text:p text:style-name="P1">// Need to lock before calling this method.</text:p>
      <text:p text:style-name="P1">//</text:p>
      <text:p text:style-name="P1">int FdEntity::NoCacheLoadAndPost(off_t start, size_t size)</text:p>
      <text:p text:style-name="P1">{</text:p>
      <text:p text:style-name="P1"><text:s text:c="2"/>int result = 0;</text:p>
      <text:p text:style-name="P1"/>
      <text:p text:style-name="P1"><text:s text:c="2"/>S3FS_PRN_INFO3("[path=%s][fd=%d][offset=%jd][size=%jd]", path.c_str(), fd, (intmax_t)start, (intmax_t)size);</text:p>
      <text:p text:style-name="P1"/>
      <text:p text:style-name="P1"><text:s text:c="2"/>if(-1 == fd){</text:p>
      <text:p text:style-name="P1"><text:s text:c="4"/>return -EBADF;</text:p>
      <text:p text:style-name="P1"><text:s text:c="2"/>}</text:p>
      <text:p text:style-name="P1"/>
      <text:p text:style-name="P1"><text:s text:c="2"/>// [NOTE]</text:p>
      <text:p text:style-name="P1"><text:s text:c="2"/>// This method calling means that the cache file is never used no more.</text:p>
      <text:p text:style-name="P1"><text:s text:c="2"/>//</text:p>
      <text:p text:style-name="P1"><text:s text:c="2"/>if(0 != cachepath.size()){</text:p>
      <text:p text:style-name="P1"><text:s text:c="4"/>// remove cache files(and cache stat file)</text:p>
      <text:p text:style-name="P1"><text:s text:c="4"/>FdManager::DeleteCacheFile(path.c_str());</text:p>
      <text:p text:style-name="P1"><text:s text:c="4"/>// cache file path does not use no more.</text:p>
      <text:p text:style-name="P1"><text:s text:c="4"/>cachepath.erase();</text:p>
      <text:p text:style-name="P1"><text:s text:c="4"/>mirrorpath.erase();</text:p>
      <text:p text:style-name="P1"><text:s text:c="2"/>}</text:p>
      <text:p text:style-name="P1"/>
      <text:p text:style-name="P1"><text:s text:c="2"/>// Change entity key in manager mapping</text:p>
      <text:p text:style-name="P1"><text:s text:c="2"/>FdManager::get()-&gt;ChangeEntityToTempPath(this, path.c_str());</text:p>
      <text:p text:style-name="P1"/>
      <text:p text:style-name="P1"><text:s text:c="2"/>// open temporary file</text:p>
      <text:p text:style-name="P1"><text:s text:c="2"/>FILE* ptmpfp;</text:p>
      <text:p text:style-name="P1"><text:s text:c="2"/>int <text:s text:c="2"/>tmpfd;</text:p>
      <text:p text:style-name="P1"><text:s text:c="2"/>if(NULL == (ptmpfp = tmpfile()) || -1 ==(tmpfd = fileno(ptmpfp))){</text:p>
      <text:p text:style-name="P1"><text:s text:c="4"/>S3FS_PRN_ERR("failed to open tmp file. err(%d)", errno);</text:p>
      <text:p text:style-name="P1"><text:s text:c="4"/>if(ptmpfp){</text:p>
      <text:p text:style-name="P1"><text:s text:c="6"/>fclose(ptmpfp);</text:p>
      <text:p text:style-name="P1"><text:s text:c="4"/>}</text:p>
      <text:p text:style-name="P1"><text:soft-page-break/><text:s text:c="4"/>return (0 == errno ? -EIO : -errno);</text:p>
      <text:p text:style-name="P1"><text:s text:c="2"/>}</text:p>
      <text:p text:style-name="P1"/>
      <text:p text:style-name="P1"><text:s text:c="2"/>// loop uploading by multipart</text:p>
      <text:p text:style-name="P1"><text:s text:c="2"/>for(fdpage_list_t::iterator iter = pagelist.pages.begin(); iter != pagelist.pages.end(); ++iter){</text:p>
      <text:p text:style-name="P1"><text:s text:c="4"/>if((*iter)-&gt;end() &lt; start){</text:p>
      <text:p text:style-name="P1"><text:s text:c="6"/>continue;</text:p>
      <text:p text:style-name="P1"><text:s text:c="4"/>}</text:p>
      <text:p text:style-name="P1"><text:s text:c="4"/>if(0 != size &amp;&amp; static_cast&lt;size_t&gt;(start + size) &lt;= static_cast&lt;size_t&gt;((*iter)-&gt;offset)){</text:p>
      <text:p text:style-name="P1"><text:s text:c="6"/>break;</text:p>
      <text:p text:style-name="P1"><text:s text:c="4"/>}</text:p>
      <text:p text:style-name="P1"><text:s text:c="4"/>// download each multipart size(default 10MB) in unit</text:p>
      <text:p text:style-name="P1"><text:s text:c="4"/>for(size_t oneread = 0, totalread = ((*iter)-&gt;offset &lt; start ? start : 0); totalread &lt; (*iter)-&gt;bytes; totalread += oneread){</text:p>
      <text:p text:style-name="P1"><text:s text:c="6"/>int <text:s text:c="2"/>upload_fd = fd;</text:p>
      <text:p text:style-name="P1"><text:s text:c="6"/>off_t offset <text:s text:c="3"/>= (*iter)-&gt;offset + totalread;</text:p>
      <text:p text:style-name="P1"><text:s text:c="6"/>oneread <text:s text:c="8"/>= min(((*iter)-&gt;bytes - totalread), static_cast&lt;size_t&gt;(S3fsCurl::GetMultipartSize()));</text:p>
      <text:p text:style-name="P1"/>
      <text:p text:style-name="P1"><text:s text:c="6"/>// check rest size is over minimum part size</text:p>
      <text:p text:style-name="P1"><text:s text:c="6"/>//</text:p>
      <text:p text:style-name="P1"><text:s text:c="6"/>// [NOTE]</text:p>
      <text:p text:style-name="P1"><text:s text:c="6"/>// If the final part size is smaller than 5MB, it is not allowed by S3 API.</text:p>
      <text:p text:style-name="P1"><text:s text:c="6"/>// For this case, if the previous part of the final part is not over 5GB,</text:p>
      <text:p text:style-name="P1"><text:s text:c="6"/>// we incorporate the final part to the previous part. If the previous part</text:p>
      <text:p text:style-name="P1"><text:s text:c="6"/>// is over 5GB, we want to even out the last part and the previous part.</text:p>
      <text:p text:style-name="P1"><text:s text:c="6"/>//</text:p>
      <text:p text:style-name="P1"><text:s text:c="6"/>if(((*iter)-&gt;bytes - totalread - oneread) &lt; MIN_MULTIPART_SIZE){</text:p>
      <text:p text:style-name="P1"><text:s text:c="8"/>if(FIVE_GB &lt; ((*iter)-&gt;bytes - totalread)){</text:p>
      <text:p text:style-name="P1"><text:s text:c="10"/>oneread = ((*iter)-&gt;bytes - totalread) / 2;</text:p>
      <text:p text:style-name="P1"><text:s text:c="8"/>}else{</text:p>
      <text:p text:style-name="P1"><text:s text:c="10"/>oneread = ((*iter)-&gt;bytes - totalread);</text:p>
      <text:p text:style-name="P1"><text:s text:c="8"/>}</text:p>
      <text:p text:style-name="P1"><text:s text:c="6"/>}</text:p>
      <text:p text:style-name="P1"/>
      <text:p text:style-name="P1"><text:s text:c="6"/>if(!(*iter)-&gt;loaded){</text:p>
      <text:p text:style-name="P1"><text:s text:c="8"/>//</text:p>
      <text:p text:style-name="P1"><text:s text:c="8"/>// loading or initializing</text:p>
      <text:p text:style-name="P1"><text:s text:c="8"/>//</text:p>
      <text:p text:style-name="P1"><text:s text:c="8"/>upload_fd = tmpfd;</text:p>
      <text:p text:style-name="P1"/>
      <text:p text:style-name="P1"><text:s text:c="8"/>// load offset &amp; size</text:p>
      <text:p text:style-name="P1"><text:s text:c="8"/>size_t need_load_size = 0;</text:p>
      <text:p text:style-name="P1"><text:s text:c="8"/>if(size_orgmeta &lt;= static_cast&lt;size_t&gt;(offset)){</text:p>
      <text:p text:style-name="P1"><text:s text:c="10"/>// all area is over of original size</text:p>
      <text:p text:style-name="P1"><text:s text:c="10"/>need_load_size <text:s text:c="5"/>= 0;</text:p>
      <text:p text:style-name="P1"><text:s text:c="8"/>}else{</text:p>
      <text:p text:style-name="P1"><text:s text:c="10"/>if(size_orgmeta &lt; (offset + oneread)){</text:p>
      <text:p text:style-name="P1"><text:s text:c="12"/>// original file size(on S3) is smaller than request.</text:p>
      <text:p text:style-name="P1"><text:s text:c="12"/>need_load_size <text:s text:c="3"/>= size_orgmeta - offset;</text:p>
      <text:p text:style-name="P1"><text:soft-page-break/><text:s text:c="10"/>}else{</text:p>
      <text:p text:style-name="P1"><text:s text:c="12"/>need_load_size <text:s text:c="3"/>= oneread;</text:p>
      <text:p text:style-name="P1"><text:s text:c="10"/>}</text:p>
      <text:p text:style-name="P1"><text:s text:c="8"/>}</text:p>
      <text:p text:style-name="P1"><text:s text:c="8"/>size_t over_size <text:s text:c="5"/>= oneread - need_load_size;</text:p>
      <text:p text:style-name="P1"/>
      <text:p text:style-name="P1"><text:s text:c="8"/>// [NOTE]</text:p>
      <text:p text:style-name="P1"><text:s text:c="8"/>// truncate file to zero and set length to part offset + size</text:p>
      <text:p text:style-name="P1"><text:s text:c="8"/>// after this, file length is (offset + size), but file does not use any disk space.</text:p>
      <text:p text:style-name="P1"><text:s text:c="8"/>//</text:p>
      <text:p text:style-name="P1"><text:s text:c="8"/>if(-1 == ftruncate(tmpfd, 0) || -1 == ftruncate(tmpfd, (offset + oneread))){</text:p>
      <text:p text:style-name="P1"><text:s text:c="10"/>S3FS_PRN_ERR("failed to truncate temporary file(%d).", tmpfd);</text:p>
      <text:p text:style-name="P1"><text:s text:c="10"/>result = -EIO;</text:p>
      <text:p text:style-name="P1"><text:s text:c="10"/>break;</text:p>
      <text:p text:style-name="P1"><text:s text:c="8"/>}</text:p>
      <text:p text:style-name="P1"/>
      <text:p text:style-name="P1"><text:s text:c="8"/>// single area get request</text:p>
      <text:p text:style-name="P1"><text:s text:c="8"/>if(0 &lt; need_load_size){</text:p>
      <text:p text:style-name="P1"><text:s text:c="10"/>S3fsCurl s3fscurl;</text:p>
      <text:p text:style-name="P1"><text:s text:c="10"/>if(0 != (result = s3fscurl.GetObjectRequest(path.c_str(), tmpfd, offset, oneread))){</text:p>
      <text:p text:style-name="P1"><text:s text:c="12"/>S3FS_PRN_ERR("failed to get object(start=%zd, size=%zu) for file(%d).", offset, oneread, tmpfd);</text:p>
      <text:p text:style-name="P1"><text:s text:c="12"/>break;</text:p>
      <text:p text:style-name="P1"><text:s text:c="10"/>}</text:p>
      <text:p text:style-name="P1"><text:s text:c="8"/>}</text:p>
      <text:p text:style-name="P1"><text:s text:c="8"/>// initialize fd without loading</text:p>
      <text:p text:style-name="P1"><text:s text:c="8"/>if(0 &lt; over_size){</text:p>
      <text:p text:style-name="P1"><text:s text:c="10"/>if(0 != (result = FdEntity::FillFile(tmpfd, 0, over_size, offset + need_load_size))){</text:p>
      <text:p text:style-name="P1"><text:s text:c="12"/>S3FS_PRN_ERR("failed to fill rest bytes for fd(%d). errno(%d)", tmpfd, result);</text:p>
      <text:p text:style-name="P1"><text:s text:c="12"/>break;</text:p>
      <text:p text:style-name="P1"><text:s text:c="10"/>}</text:p>
      <text:p text:style-name="P1"><text:s text:c="10"/>// set modify flag</text:p>
      <text:p text:style-name="P1"><text:s text:c="10"/>is_modify = false;</text:p>
      <text:p text:style-name="P1"><text:s text:c="8"/>}</text:p>
      <text:p text:style-name="P1"/>
      <text:p text:style-name="P1"><text:s text:c="6"/>}else{</text:p>
      <text:p text:style-name="P1"><text:s text:c="8"/>// already loaded area</text:p>
      <text:p text:style-name="P1"><text:s text:c="6"/>}</text:p>
      <text:p text:style-name="P1"/>
      <text:p text:style-name="P1"><text:s text:c="6"/>// single area upload by multipart post</text:p>
      <text:p text:style-name="P1"><text:s text:c="6"/>if(0 != (result = NoCacheMultipartPost(upload_fd, offset, oneread))){</text:p>
      <text:p text:style-name="P1"><text:s text:c="8"/>S3FS_PRN_ERR("failed to multipart post(start=%zd, size=%zu) for file(%d).", offset, oneread, upload_fd);</text:p>
      <text:p text:style-name="P1"><text:s text:c="8"/>break;</text:p>
      <text:p text:style-name="P1"><text:s text:c="6"/>}</text:p>
      <text:p text:style-name="P1"><text:s text:c="4"/>}</text:p>
      <text:p text:style-name="P1"><text:s text:c="4"/>if(0 != result){</text:p>
      <text:p text:style-name="P1"><text:s text:c="6"/>break;</text:p>
      <text:p text:style-name="P1"><text:s text:c="4"/>}</text:p>
      <text:p text:style-name="P1"><text:soft-page-break/></text:p>
      <text:p text:style-name="P1"><text:s text:c="4"/>// set loaded flag</text:p>
      <text:p text:style-name="P1"><text:s text:c="4"/>if(!(*iter)-&gt;loaded){</text:p>
      <text:p text:style-name="P1"><text:s text:c="6"/>if((*iter)-&gt;offset &lt; start){</text:p>
      <text:p text:style-name="P1"><text:s text:c="8"/>fdpage* page <text:s text:c="3"/>= new fdpage((*iter)-&gt;offset, static_cast&lt;size_t&gt;(start - (*iter)-&gt;offset), (*iter)-&gt;loaded);</text:p>
      <text:p text:style-name="P1"><text:s text:c="8"/>(*iter)-&gt;bytes -= (start - (*iter)-&gt;offset);</text:p>
      <text:p text:style-name="P1"><text:s text:c="8"/>(*iter)-&gt;offset = start;</text:p>
      <text:p text:style-name="P1"><text:s text:c="8"/>pagelist.pages.insert(iter, page);</text:p>
      <text:p text:style-name="P1"><text:s text:c="6"/>}</text:p>
      <text:p text:style-name="P1"><text:s text:c="6"/>if(0 != size &amp;&amp; static_cast&lt;size_t&gt;(start + size) &lt; static_cast&lt;size_t&gt;((*iter)-&gt;next())){</text:p>
      <text:p text:style-name="P1"><text:s text:c="8"/>fdpage* page <text:s text:c="3"/>= new fdpage((*iter)-&gt;offset, static_cast&lt;size_t&gt;((start + size) - (*iter)-&gt;offset), true);</text:p>
      <text:p text:style-name="P1"><text:s text:c="8"/>(*iter)-&gt;bytes -= static_cast&lt;size_t&gt;((start + size) - (*iter)-&gt;offset);</text:p>
      <text:p text:style-name="P1"><text:s text:c="8"/>(*iter)-&gt;offset = start + size;</text:p>
      <text:p text:style-name="P1"><text:s text:c="8"/>pagelist.pages.insert(iter, page);</text:p>
      <text:p text:style-name="P1"><text:s text:c="6"/>}else{</text:p>
      <text:p text:style-name="P1"><text:s text:c="8"/>(*iter)-&gt;loaded = true;</text:p>
      <text:p text:style-name="P1"><text:s text:c="6"/>}</text:p>
      <text:p text:style-name="P1"><text:s text:c="4"/>}</text:p>
      <text:p text:style-name="P1"><text:s text:c="2"/>}</text:p>
      <text:p text:style-name="P1"><text:s text:c="2"/>if(0 == result){</text:p>
      <text:p text:style-name="P1"><text:s text:c="4"/>// compress pagelist</text:p>
      <text:p text:style-name="P1"><text:s text:c="4"/>pagelist.Compress();</text:p>
      <text:p text:style-name="P1"/>
      <text:p text:style-name="P1"><text:s text:c="4"/>// fd data do empty</text:p>
      <text:p text:style-name="P1"><text:s text:c="4"/>if(-1 == ftruncate(fd, 0)){</text:p>
      <text:p text:style-name="P1"><text:s text:c="6"/>S3FS_PRN_ERR("failed to truncate file(%d), but continue...", fd);</text:p>
      <text:p text:style-name="P1"><text:s text:c="4"/>}</text:p>
      <text:p text:style-name="P1"><text:s text:c="2"/>}</text:p>
      <text:p text:style-name="P1"/>
      <text:p text:style-name="P1"><text:s text:c="2"/>// close temporary</text:p>
      <text:p text:style-name="P1"><text:s text:c="2"/>fclose(ptmpfp);</text:p>
      <text:p text:style-name="P1"/>
      <text:p text:style-name="P1"><text:s text:c="2"/>return result;</text:p>
      <text:p text:style-name="P1">}</text:p>
      <text:p text:style-name="P1"/>
      <text:p text:style-name="P1">// [NOTE]</text:p>
      <text:p text:style-name="P1">// At no disk space for caching object.</text:p>
      <text:p text:style-name="P1">// This method is starting multipart uploading.</text:p>
      <text:p text:style-name="P1">//</text:p>
      <text:p text:style-name="P1">int FdEntity::NoCachePreMultipartPost(void)</text:p>
      <text:p text:style-name="P1">{</text:p>
      <text:p text:style-name="P1"><text:s text:c="2"/>// initialize multipart upload values</text:p>
      <text:p text:style-name="P1"><text:s text:c="2"/>upload_id.erase();</text:p>
      <text:p text:style-name="P1"><text:s text:c="2"/>etaglist.clear();</text:p>
      <text:p text:style-name="P1"/>
      <text:p text:style-name="P1"><text:s text:c="2"/>S3fsCurl s3fscurl(true);</text:p>
      <text:p text:style-name="P1"><text:s text:c="2"/>int <text:s text:c="5"/>result;</text:p>
      <text:p text:style-name="P1"><text:soft-page-break/><text:s text:c="2"/>if(0 != (result = s3fscurl.PreMultipartPostRequest(path.c_str(), orgmeta, upload_id, false))){</text:p>
      <text:p text:style-name="P1"><text:s text:c="4"/>return result;</text:p>
      <text:p text:style-name="P1"><text:s text:c="2"/>}</text:p>
      <text:p text:style-name="P1"><text:s text:c="2"/>s3fscurl.DestroyCurlHandle();</text:p>
      <text:p text:style-name="P1"><text:s text:c="2"/>return 0;</text:p>
      <text:p text:style-name="P1">}</text:p>
      <text:p text:style-name="P1"/>
      <text:p text:style-name="P1">// [NOTE]</text:p>
      <text:p text:style-name="P1">// At no disk space for caching object.</text:p>
      <text:p text:style-name="P1">// This method is uploading one part of multipart.</text:p>
      <text:p text:style-name="P1">//</text:p>
      <text:p text:style-name="P1">int FdEntity::NoCacheMultipartPost(int tgfd, off_t start, size_t size)</text:p>
      <text:p text:style-name="P1">{</text:p>
      <text:p text:style-name="P1"><text:s text:c="2"/>if(-1 == tgfd || upload_id.empty()){</text:p>
      <text:p text:style-name="P1"><text:s text:c="4"/>S3FS_PRN_ERR("Need to initialize for multipart post.");</text:p>
      <text:p text:style-name="P1"><text:s text:c="4"/>return -EIO;</text:p>
      <text:p text:style-name="P1"><text:s text:c="2"/>}</text:p>
      <text:p text:style-name="P1"><text:s text:c="2"/>S3fsCurl s3fscurl(true);</text:p>
      <text:p text:style-name="P1"><text:s text:c="2"/>return s3fscurl.MultipartUploadRequest(upload_id, path.c_str(), tgfd, start, size, etaglist);</text:p>
      <text:p text:style-name="P1">}</text:p>
      <text:p text:style-name="P1"/>
      <text:p text:style-name="P1">// [NOTE]</text:p>
      <text:p text:style-name="P1">// At no disk space for caching object.</text:p>
      <text:p text:style-name="P1">// This method is finishing multipart uploading.</text:p>
      <text:p text:style-name="P1">//</text:p>
      <text:p text:style-name="P1">int FdEntity::NoCacheCompleteMultipartPost(void)</text:p>
      <text:p text:style-name="P1">{</text:p>
      <text:p text:style-name="P1"><text:s text:c="2"/>if(upload_id.empty() || etaglist.empty()){</text:p>
      <text:p text:style-name="P1"><text:s text:c="4"/>S3FS_PRN_ERR("There is no upload id or etag list.");</text:p>
      <text:p text:style-name="P1"><text:s text:c="4"/>return -EIO;</text:p>
      <text:p text:style-name="P1"><text:s text:c="2"/>}</text:p>
      <text:p text:style-name="P1"/>
      <text:p text:style-name="P1"><text:s text:c="2"/>S3fsCurl s3fscurl(true);</text:p>
      <text:p text:style-name="P1"><text:s text:c="2"/>int <text:s text:c="5"/>result;</text:p>
      <text:p text:style-name="P1"><text:s text:c="2"/>if(0 != (result = s3fscurl.CompleteMultipartPostRequest(path.c_str(), upload_id, etaglist))){</text:p>
      <text:p text:style-name="P1"><text:s text:c="4"/>return result;</text:p>
      <text:p text:style-name="P1"><text:s text:c="2"/>}</text:p>
      <text:p text:style-name="P1"><text:s text:c="2"/>s3fscurl.DestroyCurlHandle();</text:p>
      <text:p text:style-name="P1"/>
      <text:p text:style-name="P1"><text:s text:c="2"/>// reset values</text:p>
      <text:p text:style-name="P1"><text:s text:c="2"/>upload_id.erase();</text:p>
      <text:p text:style-name="P1"><text:s text:c="2"/>etaglist.clear();</text:p>
      <text:p text:style-name="P1"><text:s text:c="2"/>mp_start = 0;</text:p>
      <text:p text:style-name="P1"><text:s text:c="2"/>mp_size <text:s/>= 0;</text:p>
      <text:p text:style-name="P1"/>
      <text:p text:style-name="P1"><text:s text:c="2"/>return 0;</text:p>
      <text:p text:style-name="P1">}</text:p>
      <text:p text:style-name="P1"/>
      <text:p text:style-name="P1">int FdEntity::RowFlush(const char* tpath, bool force_sync)</text:p>
      <text:p text:style-name="P1"><text:soft-page-break/>{</text:p>
      <text:p text:style-name="P1"><text:s text:c="2"/>int result = 0;</text:p>
      <text:p text:style-name="P1"/>
      <text:p text:style-name="P1"><text:s text:c="2"/>S3FS_PRN_INFO3("[tpath=%s][path=%s][fd=%d]", SAFESTRPTR(tpath), path.c_str(), fd);</text:p>
      <text:p text:style-name="P1"/>
      <text:p text:style-name="P1"><text:s text:c="2"/>if(-1 == fd){</text:p>
      <text:p text:style-name="P1"><text:s text:c="4"/>return -EBADF;</text:p>
      <text:p text:style-name="P1"><text:s text:c="2"/>}</text:p>
      <text:p text:style-name="P1"><text:s text:c="2"/>AutoLock auto_lock(&amp;fdent_lock);</text:p>
      <text:p text:style-name="P1"/>
      <text:p text:style-name="P1"><text:s text:c="2"/>if(!force_sync &amp;&amp; !is_modify){</text:p>
      <text:p text:style-name="P1"><text:s text:c="4"/>// nothing to update.</text:p>
      <text:p text:style-name="P1"><text:s text:c="4"/>return 0;</text:p>
      <text:p text:style-name="P1"><text:s text:c="2"/>}</text:p>
      <text:p text:style-name="P1"><text:tab/>//my code</text:p>
      <text:p text:style-name="P1"><text:tab/><text:span text:style-name="T2">encrypt (fd)</text:span>;// my encryption function <text:s text:c="3"/>if(ENOENT == errno){</text:p>
      <text:p text:style-name="P1"><text:s text:c="6"/>S3FS_PRN_DBG("failed to delete file(%s): errno=%d", path, errno);</text:p>
      <text:p text:style-name="P1"><text:s text:c="4"/>}else{</text:p>
      <text:p text:style-name="P1"><text:s text:c="6"/>S3FS_PRN_ERR("failed to delete file(%s): errno=%d", path, errno);</text:p>
      <text:p text:style-name="P1"><text:s text:c="4"/>}</text:p>
      <text:p text:style-name="P1"><text:s text:c="4"/>return false;</text:p>
      <text:p text:style-name="P1"><text:s text:c="2"/>}</text:p>
      <text:p text:style-name="P1"><text:s text:c="2"/>return true;</text:p>
      <text:p text:style-name="P1">}</text:p>
      <text:p text:style-name="P1"/>
      <text:p text:style-name="P1">// [NOTE]</text:p>
      <text:p text:style-name="P1">// If remove stat file directory, it should do before removing</text:p>
      <text:p text:style-name="P1">// file cache directory.</text:p>
      <text:p text:style-name="P1">//</text:p>
      <text:p text:style-name="P1">bool CacheFileStat::DeleteCacheFileStatDirectory(void)</text:p>
      <text:p text:style-name="P1">{</text:p>
      <text:p text:style-name="P1"><text:s text:c="2"/>string top_path = FdManager::GetCacheDir();</text:p>
      <text:p text:style-name="P1"/>
      <text:p text:style-name="P1"><text:s text:c="2"/>if(top_path.empty() || bucket.empty()){</text:p>
      <text:p text:style-name="P1"><text:s text:c="4"/>return true;</text:p>
      <text:p text:style-name="P1"><text:s text:c="2"/>}</text:p>
      <text:p text:style-name="P1"><text:s text:c="2"/>top_path <text:s text:c="6"/>+= "/.";</text:p>
      <text:p text:style-name="P1"><text:s text:c="2"/>top_path <text:s text:c="6"/>+= bucket;</text:p>
      <text:p text:style-name="P1"><text:s text:c="2"/>top_path <text:s text:c="6"/>+= ".stat";</text:p>
      <text:p text:style-name="P1"><text:s text:c="2"/>return delete_files_in_dir(top_path.c_str(), true);</text:p>
      <text:p text:style-name="P1">}</text:p>
      <text:p text:style-name="P1"/>
      <text:p text:style-name="P1">//------------------------------------------------</text:p>
      <text:p text:style-name="P1">// CacheFileStat methods</text:p>
      <text:p text:style-name="P1">//------------------------------------------------</text:p>
      <text:p text:style-name="P1">CacheFileStat::CacheFileStat(const char* tpath) : path(""), fd(-1)</text:p>
      <text:p text:style-name="P1">{</text:p>
      <text:p text:style-name="P1"><text:s text:c="2"/>if(tpath &amp;&amp; '\0' != tpath[0]){</text:p>
      <text:p text:style-name="P1"><text:s text:c="4"/>SetPath(tpath, true);</text:p>
      <text:p text:style-name="P1"><text:soft-page-break/><text:s text:c="2"/>}</text:p>
      <text:p text:style-name="P1">}</text:p>
      <text:p text:style-name="P1"/>
      <text:p text:style-name="P1">CacheFileStat::~CacheFileStat()</text:p>
      <text:p text:style-name="P1">{</text:p>
      <text:p text:style-name="P1"><text:s text:c="2"/>Release();</text:p>
      <text:p text:style-name="P1">}</text:p>
      <text:p text:style-name="P1"/>
      <text:p text:style-name="P1">bool CacheFileStat::SetPath(const char* tpath, bool is_open)</text:p>
      <text:p text:style-name="P1">{</text:p>
      <text:p text:style-name="P1"><text:s text:c="2"/>if(!tpath || '\0' == tpath[0]){</text:p>
      <text:p text:style-name="P1"><text:s text:c="4"/>return false;</text:p>
      <text:p text:style-name="P1"><text:s text:c="2"/>}</text:p>
      <text:p text:style-name="P1"><text:s text:c="2"/>if(!Release()){</text:p>
      <text:p text:style-name="P1"><text:s text:c="4"/>// could not close old stat file.</text:p>
      <text:p text:style-name="P1"><text:s text:c="4"/>return false;</text:p>
      <text:p text:style-name="P1"><text:s text:c="2"/>}</text:p>
      <text:p text:style-name="P1"><text:s text:c="2"/>if(tpath){</text:p>
      <text:p text:style-name="P1"><text:s text:c="4"/>path = tpath;</text:p>
      <text:p text:style-name="P1"><text:s text:c="2"/>}</text:p>
      <text:p text:style-name="P1"><text:s text:c="2"/>if(!is_open){</text:p>
      <text:p text:style-name="P1"><text:s text:c="4"/>return true;</text:p>
      <text:p text:style-name="P1"><text:s text:c="2"/>}</text:p>
      <text:p text:style-name="P1"><text:s text:c="2"/>return Open();</text:p>
      <text:p text:style-name="P1">}</text:p>
      <text:p text:style-name="P1"/>
      <text:p text:style-name="P1">bool CacheFileStat::Open(void)</text:p>
      <text:p text:style-name="P1">{</text:p>
      <text:p text:style-name="P1"><text:s text:c="2"/>if(0 == path.size()){</text:p>
      <text:p text:style-name="P1"><text:s text:c="4"/>return false;</text:p>
      <text:p text:style-name="P1"><text:s text:c="2"/>}</text:p>
      <text:p text:style-name="P1"><text:s text:c="2"/>if(-1 != fd){</text:p>
      <text:p text:style-name="P1"><text:s text:c="4"/>// already opened</text:p>
      <text:p text:style-name="P1"><text:s text:c="4"/>return true;</text:p>
      <text:p text:style-name="P1"><text:s text:c="2"/>}</text:p>
      <text:p text:style-name="P1"><text:s text:c="2"/>// stat path</text:p>
      <text:p text:style-name="P1"><text:s text:c="2"/>string sfile_path;</text:p>
      <text:p text:style-name="P1"><text:s text:c="2"/>if(!CacheFileStat::MakeCacheFileStatPath(path.c_str(), sfile_path, true)){</text:p>
      <text:p text:style-name="P1"><text:s text:c="4"/>S3FS_PRN_ERR("failed to create cache stat file path(%s)", path.c_str());</text:p>
      <text:p text:style-name="P1"><text:s text:c="4"/>return false;</text:p>
      <text:p text:style-name="P1"><text:s text:c="2"/>}</text:p>
      <text:p text:style-name="P1"><text:s text:c="2"/>// open</text:p>
      <text:p text:style-name="P1"><text:s text:c="2"/>if(-1 == (fd = open(sfile_path.c_str(), O_CREAT|O_RDWR, 0600))){</text:p>
      <text:p text:style-name="P1"><text:s text:c="4"/>S3FS_PRN_ERR("failed to open cache stat file path(%s) - errno(%d)", path.c_str(), errno);</text:p>
      <text:p text:style-name="P1"><text:s text:c="4"/>return false;</text:p>
      <text:p text:style-name="P1"><text:s text:c="2"/>}</text:p>
      <text:p text:style-name="P1"><text:s text:c="2"/>// lock</text:p>
      <text:p text:style-name="P1"><text:s text:c="2"/>if(-1 == flock(fd, LOCK_EX)){</text:p>
      <text:p text:style-name="P1"><text:s text:c="4"/>S3FS_PRN_ERR("failed to lock cache stat file(%s) - errno(%d)", path.c_str(), errno);</text:p>
      <text:p text:style-name="P1"><text:soft-page-break/><text:s text:c="4"/>close(fd);</text:p>
      <text:p text:style-name="P1"><text:s text:c="4"/>fd = -1;</text:p>
      <text:p text:style-name="P1"><text:s text:c="4"/>return false;</text:p>
      <text:p text:style-name="P1"><text:s text:c="2"/>}</text:p>
      <text:p text:style-name="P1"><text:s text:c="2"/>// seek top</text:p>
      <text:p text:style-name="P1"><text:s text:c="2"/>if(0 != lseek(fd, 0, SEEK_SET)){</text:p>
      <text:p text:style-name="P1"><text:s text:c="4"/>S3FS_PRN_ERR("failed to lseek cache stat file(%s) - errno(%d)", path.c_str(), errno);</text:p>
      <text:p text:style-name="P1"><text:s text:c="4"/>flock(fd, LOCK_UN);</text:p>
      <text:p text:style-name="P1"><text:s text:c="4"/>close(fd);</text:p>
      <text:p text:style-name="P1"><text:s text:c="4"/>fd = -1;</text:p>
      <text:p text:style-name="P1"><text:s text:c="4"/>return false;</text:p>
      <text:p text:style-name="P1"><text:s text:c="2"/>}</text:p>
      <text:p text:style-name="P1"><text:s text:c="2"/>S3FS_PRN_DBG("file locked(%s - %s)", path.c_str(), sfile_path.c_str());</text:p>
      <text:p text:style-name="P1"/>
      <text:p text:style-name="P1"><text:s text:c="2"/>return true;</text:p>
      <text:p text:style-name="P1">}</text:p>
      <text:p text:style-name="P1"/>
      <text:p text:style-name="P1">bool CacheFileStat::Release(void)</text:p>
      <text:p text:style-name="P1">{</text:p>
      <text:p text:style-name="P1"><text:s text:c="2"/>if(-1 == fd){</text:p>
      <text:p text:style-name="P1"><text:s text:c="4"/>// already release</text:p>
      <text:p text:style-name="P1"><text:s text:c="4"/>return true;</text:p>
      <text:p text:style-name="P1"><text:s text:c="2"/>}</text:p>
      <text:p text:style-name="P1"><text:s text:c="2"/>// unlock</text:p>
      <text:p text:style-name="P1"><text:s text:c="2"/>if(-1 == flock(fd, LOCK_UN)){</text:p>
      <text:p text:style-name="P1"><text:s text:c="4"/>S3FS_PRN_ERR("failed to unlock cache stat file(%s) - errno(%d)", path.c_str(), errno);</text:p>
      <text:p text:style-name="P1"><text:s text:c="4"/>return false;</text:p>
      <text:p text:style-name="P1"><text:s text:c="2"/>}</text:p>
      <text:p text:style-name="P1"><text:s text:c="2"/>S3FS_PRN_DBG("file unlocked(%s)", path.c_str());</text:p>
      <text:p text:style-name="P1"/>
      <text:p text:style-name="P1"><text:s text:c="2"/>if(-1 == close(fd)){</text:p>
      <text:p text:style-name="P1"><text:s text:c="4"/>S3FS_PRN_ERR("failed to close cache stat file(%s) - errno(%d)", path.c_str(), errno);</text:p>
      <text:p text:style-name="P1"><text:s text:c="4"/>return false;</text:p>
      <text:p text:style-name="P1"><text:s text:c="2"/>}</text:p>
      <text:p text:style-name="P1"><text:s text:c="2"/>fd = -1;</text:p>
      <text:p text:style-name="P1"/>
      <text:p text:style-name="P1"><text:s text:c="2"/>return true;</text:p>
      <text:p text:style-name="P1">}</text:p>
      <text:p text:style-name="P1"/>
      <text:p text:style-name="P1">//------------------------------------------------</text:p>
      <text:p text:style-name="P1">// PageList methods</text:p>
      <text:p text:style-name="P1">//------------------------------------------------</text:p>
      <text:p text:style-name="P1">void PageList::FreeList(fdpage_list_t&amp; list)</text:p>
      <text:p text:style-name="P1">{</text:p>
      <text:p text:style-name="P1"><text:s text:c="2"/>for(fdpage_list_t::iterator iter = list.begin(); iter != list.end(); iter = list.erase(iter)){</text:p>
      <text:p text:style-name="P1"><text:s text:c="4"/>delete (*iter);</text:p>
      <text:p text:style-name="P1"><text:s text:c="2"/>}</text:p>
      <text:p text:style-name="P1"><text:s text:c="2"/>list.clear();</text:p>
      <text:p text:style-name="P1">}</text:p>
      <text:p text:style-name="P1"><text:soft-page-break/></text:p>
      <text:p text:style-name="P1">PageList::PageList(size_t size, bool is_loaded)</text:p>
      <text:p text:style-name="P1">{</text:p>
      <text:p text:style-name="P1"><text:s text:c="2"/>Init(size, is_loaded);</text:p>
      <text:p text:style-name="P1">}</text:p>
      <text:p text:style-name="P1"/>
      <text:p text:style-name="P1">PageList::~PageList()</text:p>
      <text:p text:style-name="P1">{</text:p>
      <text:p text:style-name="P1"><text:s text:c="2"/>Clear();</text:p>
      <text:p text:style-name="P1">}</text:p>
      <text:p text:style-name="P1"/>
      <text:p text:style-name="P1">void PageList::Clear(void)</text:p>
      <text:p text:style-name="P1">{</text:p>
      <text:p text:style-name="P1"><text:s text:c="2"/>PageList::FreeList(pages);</text:p>
      <text:p text:style-name="P1">}</text:p>
      <text:p text:style-name="P1"/>
      <text:p text:style-name="P1">bool PageList::Init(size_t size, bool is_loaded)</text:p>
      <text:p text:style-name="P1">{</text:p>
      <text:p text:style-name="P1"><text:s text:c="2"/>Clear();</text:p>
      <text:p text:style-name="P1"><text:s text:c="2"/>fdpage* page = new fdpage(0, size, is_loaded);</text:p>
      <text:p text:style-name="P1"><text:s text:c="2"/>pages.push_back(page);</text:p>
      <text:p text:style-name="P1"><text:s text:c="2"/>return true;</text:p>
      <text:p text:style-name="P1">}</text:p>
      <text:p text:style-name="P1"/>
      <text:p text:style-name="P1">size_t PageList::Size(void) const</text:p>
      <text:p text:style-name="P1">{</text:p>
      <text:p text:style-name="P1"><text:s text:c="2"/>if(pages.empty()){</text:p>
      <text:p text:style-name="P1"><text:s text:c="4"/>return 0;</text:p>
      <text:p text:style-name="P1"><text:s text:c="2"/>}</text:p>
      <text:p text:style-name="P1"><text:s text:c="2"/>fdpage_list_t::const_reverse_iterator riter = pages.rbegin();</text:p>
      <text:p text:style-name="P1"><text:s text:c="2"/>return static_cast&lt;size_t&gt;((*riter)-&gt;next());</text:p>
      <text:p text:style-name="P1">}</text:p>
      <text:p text:style-name="P1"/>
      <text:p text:style-name="P1">bool PageList::Compress(void)</text:p>
      <text:p text:style-name="P1">{</text:p>
      <text:p text:style-name="P1"><text:s text:c="2"/>bool is_first <text:s text:c="6"/>= true;</text:p>
      <text:p text:style-name="P1"><text:s text:c="2"/>bool is_last_loaded = false;</text:p>
      <text:p text:style-name="P1"><text:s text:c="2"/>for(fdpage_list_t::iterator iter = pages.begin(); iter != pages.end(); ){</text:p>
      <text:p text:style-name="P1"><text:s text:c="4"/>if(is_first){</text:p>
      <text:p text:style-name="P1"><text:s text:c="6"/>is_first <text:s text:c="6"/>= false;</text:p>
      <text:p text:style-name="P1"><text:s text:c="6"/>is_last_loaded = (*iter)-&gt;loaded;</text:p>
      <text:p text:style-name="P1"><text:s text:c="6"/>++iter;</text:p>
      <text:p text:style-name="P1"><text:s text:c="4"/>}else{</text:p>
      <text:p text:style-name="P1"><text:s text:c="6"/>if(is_last_loaded == (*iter)-&gt;loaded){</text:p>
      <text:p text:style-name="P1"><text:s text:c="8"/>fdpage_list_t::iterator biter = iter;</text:p>
      <text:p text:style-name="P1"><text:s text:c="8"/>--biter;</text:p>
      <text:p text:style-name="P1"><text:s text:c="8"/>(*biter)-&gt;bytes += (*iter)-&gt;bytes;</text:p>
      <text:p text:style-name="P1"><text:s text:c="8"/>delete *iter;</text:p>
      <text:p text:style-name="P1"><text:s text:c="8"/>iter = pages.erase(iter);</text:p>
      <text:p text:style-name="P1"><text:soft-page-break/><text:s text:c="6"/>}else{</text:p>
      <text:p text:style-name="P1"><text:s text:c="8"/>is_last_loaded = (*iter)-&gt;loaded;</text:p>
      <text:p text:style-name="P1"><text:s text:c="8"/>++iter;</text:p>
      <text:p text:style-name="P1"><text:s text:c="6"/>}</text:p>
      <text:p text:style-name="P1"><text:s text:c="4"/>}</text:p>
      <text:p text:style-name="P1"><text:s text:c="2"/>}</text:p>
      <text:p text:style-name="P1"><text:s text:c="2"/>return true;</text:p>
      <text:p text:style-name="P1">}</text:p>
      <text:p text:style-name="P1"/>
      <text:p text:style-name="P1">bool PageList::Parse(off_t new_pos)</text:p>
      <text:p text:style-name="P1">{</text:p>
      <text:p text:style-name="P1"><text:s text:c="2"/>for(fdpage_list_t::iterator iter = pages.begin(); iter != pages.end(); ++iter){</text:p>
      <text:p text:style-name="P1"><text:s text:c="4"/>if(new_pos == (*iter)-&gt;offset){</text:p>
      <text:p text:style-name="P1"><text:s text:c="6"/>// nothing to do</text:p>
      <text:p text:style-name="P1"><text:s text:c="6"/>return true;</text:p>
      <text:p text:style-name="P1"><text:s text:c="4"/>}else if((*iter)-&gt;offset &lt; new_pos &amp;&amp; new_pos &lt; (*iter)-&gt;next()){</text:p>
      <text:p text:style-name="P1"><text:s text:c="6"/>fdpage* page <text:s text:c="3"/>= new fdpage((*iter)-&gt;offset, static_cast&lt;size_t&gt;(new_pos - (*iter)-&gt;offset), (*iter)-&gt;loaded);</text:p>
      <text:p text:style-name="P1"><text:s text:c="6"/>(*iter)-&gt;bytes -= (new_pos - (*iter)-&gt;offset);</text:p>
      <text:p text:style-name="P1"><text:s text:c="6"/>(*iter)-&gt;offset = new_pos;</text:p>
      <text:p text:style-name="P1"><text:s text:c="6"/>pages.insert(iter, page);</text:p>
      <text:p text:style-name="P1"><text:s text:c="6"/>return true;</text:p>
      <text:p text:style-name="P1"><text:s text:c="4"/>}</text:p>
      <text:p text:style-name="P1"><text:s text:c="2"/>}</text:p>
      <text:p text:style-name="P1"><text:s text:c="2"/>return false;</text:p>
      <text:p text:style-name="P1">}</text:p>
      <text:p text:style-name="P1"/>
      <text:p text:style-name="P1">bool PageList::Resize(size_t size, bool is_loaded)</text:p>
      <text:p text:style-name="P1">{</text:p>
      <text:p text:style-name="P1"><text:s text:c="2"/>size_t total = Size();</text:p>
      <text:p text:style-name="P1"/>
      <text:p text:style-name="P1"><text:s text:c="2"/>if(0 == total){</text:p>
      <text:p text:style-name="P1"><text:s text:c="4"/>Init(size, is_loaded);</text:p>
      <text:p text:style-name="P1"/>
      <text:p text:style-name="P1"><text:s text:c="2"/>}else if(total &lt; size){</text:p>
      <text:p text:style-name="P1"><text:s text:c="4"/>// add new area</text:p>
      <text:p text:style-name="P1"><text:s text:c="4"/>fdpage* page = new fdpage(static_cast&lt;off_t&gt;(total), (size - total), is_loaded);</text:p>
      <text:p text:style-name="P1"><text:s text:c="4"/>pages.push_back(page);</text:p>
      <text:p text:style-name="P1"/>
      <text:p text:style-name="P1"><text:s text:c="2"/>}else if(size &lt; total){</text:p>
      <text:p text:style-name="P1"><text:s text:c="4"/>// cut area</text:p>
      <text:p text:style-name="P1"><text:s text:c="4"/>for(fdpage_list_t::iterator iter = pages.begin(); iter != pages.end(); ){</text:p>
      <text:p text:style-name="P1"><text:s text:c="6"/>if(static_cast&lt;size_t&gt;((*iter)-&gt;next()) &lt;= size){</text:p>
      <text:p text:style-name="P1"><text:s text:c="8"/>++iter;</text:p>
      <text:p text:style-name="P1"><text:s text:c="6"/>}else{</text:p>
      <text:p text:style-name="P1"><text:s text:c="8"/>if(size &lt;= static_cast&lt;size_t&gt;((*iter)-&gt;offset)){</text:p>
      <text:p text:style-name="P1"><text:s text:c="10"/>delete *iter;</text:p>
      <text:p text:style-name="P1"><text:s text:c="10"/>iter = pages.erase(iter);</text:p>
      <text:p text:style-name="P1"><text:s text:c="8"/>}else{</text:p>
      <text:p text:style-name="P1"><text:soft-page-break/><text:s text:c="10"/>(*iter)-&gt;bytes = size - static_cast&lt;size_t&gt;((*iter)-&gt;offset);</text:p>
      <text:p text:style-name="P1"><text:s text:c="8"/>}</text:p>
      <text:p text:style-name="P1"><text:s text:c="6"/>}</text:p>
      <text:p text:style-name="P1"><text:s text:c="4"/>}</text:p>
      <text:p text:style-name="P1"><text:s text:c="2"/>}else{ <text:s text:c="3"/>// total == size</text:p>
      <text:p text:style-name="P1"><text:s text:c="4"/>// nothing to do</text:p>
      <text:p text:style-name="P1"><text:s text:c="2"/>}</text:p>
      <text:p text:style-name="P1"><text:s text:c="2"/>// compress area</text:p>
      <text:p text:style-name="P1"><text:s text:c="2"/>return Compress();</text:p>
      <text:p text:style-name="P1">}</text:p>
      <text:p text:style-name="P1"/>
      <text:p text:style-name="P1">bool PageList::IsPageLoaded(off_t start, size_t size) con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23:42:33.246682851</meta:creation-date>
    <dc:date>2018-04-29T23:45:34.582668742</dc:date>
    <meta:editing-duration>PT3M3S</meta:editing-duration>
    <meta:editing-cycles>1</meta:editing-cycles>
    <meta:document-statistic meta:table-count="0" meta:image-count="0" meta:object-count="0" meta:page-count="31" meta:paragraph-count="1315" meta:word-count="4148" meta:character-count="37678" meta:non-whitespace-character-count="29971"/>
    <meta:generator>LibreOffice/5.1.6.2$Linux_X86_64 LibreOffice_project/10m0$Build-2</meta:generator>
  </office:meta>
</office:document-meta>
</file>